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859cm"/>
    </style:style>
    <style:style style:name="co2" style:family="table-column">
      <style:table-column-properties fo:break-before="auto" style:column-width="1.071cm"/>
    </style:style>
    <style:style style:name="co3" style:family="table-column">
      <style:table-column-properties fo:break-before="auto" style:column-width="8.114cm"/>
    </style:style>
    <style:style style:name="co4" style:family="table-column">
      <style:table-column-properties fo:break-before="auto" style:column-width="1.669cm"/>
    </style:style>
    <style:style style:name="co5" style:family="table-column">
      <style:table-column-properties fo:break-before="auto" style:column-width="12.772cm"/>
    </style:style>
    <style:style style:name="co6" style:family="table-column">
      <style:table-column-properties fo:break-before="auto" style:column-width="8.551cm"/>
    </style:style>
    <style:style style:name="co7" style:family="table-column">
      <style:table-column-properties fo:break-before="auto" style:column-width="2.432cm"/>
    </style:style>
    <style:style style:name="co8" style:family="table-column">
      <style:table-column-properties fo:break-before="auto" style:column-width="5.964cm"/>
    </style:style>
    <style:style style:name="co9" style:family="table-column">
      <style:table-column-properties fo:break-before="auto" style:column-width="1.559cm"/>
    </style:style>
    <style:style style:name="co10" style:family="table-column">
      <style:table-column-properties fo:break-before="auto" style:column-width="7.542cm"/>
    </style:style>
    <style:style style:name="co11" style:family="table-column">
      <style:table-column-properties fo:break-before="auto" style:column-width="2.649cm"/>
    </style:style>
    <style:style style:name="co12" style:family="table-column">
      <style:table-column-properties fo:break-before="auto" style:column-width="12.799cm"/>
    </style:style>
    <style:style style:name="co13" style:family="table-column">
      <style:table-column-properties fo:break-before="auto" style:column-width="2.133cm"/>
    </style:style>
    <style:style style:name="co14" style:family="table-column">
      <style:table-column-properties fo:break-before="auto" style:column-width="7.597cm"/>
    </style:style>
    <style:style style:name="co15" style:family="table-column">
      <style:table-column-properties fo:break-before="auto" style:column-width="1.914cm"/>
    </style:style>
    <style:style style:name="co16" style:family="table-column">
      <style:table-column-properties fo:break-before="auto" style:column-width="5.338cm"/>
    </style:style>
    <style:style style:name="co17" style:family="table-column">
      <style:table-column-properties fo:break-before="auto" style:column-width="1.207cm"/>
    </style:style>
    <style:style style:name="co18" style:family="table-column">
      <style:table-column-properties fo:break-before="auto" style:column-width="5.419cm"/>
    </style:style>
    <style:style style:name="co19" style:family="table-column">
      <style:table-column-properties fo:break-before="auto" style:column-width="1.288cm"/>
    </style:style>
    <style:style style:name="co20" style:family="table-column">
      <style:table-column-properties fo:break-before="auto" style:column-width="4.792cm"/>
    </style:style>
    <style:style style:name="co21" style:family="table-column">
      <style:table-column-properties fo:break-before="auto" style:column-width="7.733cm"/>
    </style:style>
    <style:style style:name="co2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7.95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4.001cm" fo:break-before="auto" style:use-optimal-row-height="true"/>
    </style:style>
    <style:style style:name="ro14" style:family="table-row">
      <style:table-row-properties style:row-height="1.632cm" fo:break-before="auto" style:use-optimal-row-height="true"/>
    </style:style>
    <style:style style:name="ro15" style:family="table-row">
      <style:table-row-properties style:row-height="2.817cm" fo:break-before="auto" style:use-optimal-row-height="true"/>
    </style:style>
    <style:style style:name="ro16" style:family="table-row">
      <style:table-row-properties style:row-height="8.345cm" fo:break-before="auto" style:use-optimal-row-height="true"/>
    </style:style>
    <style:style style:name="ro17" style:family="table-row">
      <style:table-row-properties style:row-height="7.16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6.369cm" fo:break-before="auto" style:use-optimal-row-height="true"/>
    </style:style>
    <style:style style:name="ro20" style:family="table-row">
      <style:table-row-properties style:row-height="9.529cm" fo:break-before="auto" style:use-optimal-row-height="true"/>
    </style:style>
    <style:style style:name="ro21" style:family="table-row">
      <style:table-row-properties style:row-height="0.446cm" fo:break-before="auto" style:use-optimal-row-height="true"/>
    </style:style>
    <style:style style:name="ta1" style:family="table" style:master-page-name="Default">
      <style:table-properties table:display="true" style:writing-mode="lr-tb"/>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3" table:default-cell-style-name="Default"/>
        <table:table-column table:style-name="co21" table:default-cell-style-name="Default"/>
        <table:table-column table:style-name="co22" table:number-columns-repeated="31" table:default-cell-style-name="Default"/>
        <table:table-row table:style-name="ro1">
          <table:table-cell office:value-type="string">
            <text:p>body</text:p>
          </table:table-cell>
          <table:table-cell office:value-type="string">
            <text:p>true</text:p>
          </table:table-cell>
          <table:table-cell office:value-type="string">
            <text:p>The &lt;body&gt; element represents the main content of the document. </text:p>
          </table:table-cell>
          <table:table-cell table:number-columns-repeated="51"/>
        </table:table-row>
        <table:table-row table:style-name="ro1">
          <table:table-cell office:value-type="string">
            <text:p>section</text:p>
          </table:table-cell>
          <table:table-cell office:value-type="string">
            <text:p>true</text:p>
          </table:table-cell>
          <table:table-cell office:value-type="string">
            <text:p>The &lt;section&gt; element represents a generic section of a document or application. </text:p>
          </table:table-cell>
          <table:table-cell table:number-columns-repeated="51"/>
        </table:table-row>
        <table:table-row table:style-name="ro1">
          <table:table-cell office:value-type="string">
            <text:p>nav</text:p>
          </table:table-cell>
          <table:table-cell office:value-type="string">
            <text:p>true</text:p>
          </table:table-cell>
          <table:table-cell office:value-type="string">
            <text:p>The &lt;nav&gt; element represents a section with navigation links. </text:p>
          </table:table-cell>
          <table:table-cell table:number-columns-repeated="51"/>
        </table:table-row>
        <table:table-row table:style-name="ro1">
          <table:table-cell office:value-type="string">
            <text:p>article</text:p>
          </table:table-cell>
          <table:table-cell office:value-type="string">
            <text:p>true</text:p>
          </table:table-cell>
          <table:table-cell office:value-type="string">
            <text:p>The &lt;article&gt; element represents an independent item section of content. </text:p>
          </table:table-cell>
          <table:table-cell table:number-columns-repeated="51"/>
        </table:table-row>
        <table:table-row table:style-name="ro1">
          <table:table-cell office:value-type="string">
            <text:p>aside</text:p>
          </table:table-cell>
          <table:table-cell office:value-type="string">
            <text:p>true</text:p>
          </table:table-cell>
          <table:table-cell office:value-type="string">
            <text:p>The &lt;aside&gt; element represents a section of a page that consists of content that is tangentially related to the content around the aside element, and which could be considered separate from that content.</text:p>
          </table:table-cell>
          <table:table-cell table:number-columns-repeated="51"/>
        </table:table-row>
        <table:table-row table:style-name="ro1">
          <table:table-cell office:value-type="string">
            <text:p>h1</text:p>
          </table:table-cell>
          <table:table-cell office:value-type="string">
            <text:p>true</text:p>
          </table:table-cell>
          <table:table-cell office:value-type="string">
            <text:p>The &lt;h1&gt; element is the level 1 header</text:p>
          </table:table-cell>
          <table:table-cell table:number-columns-repeated="51"/>
        </table:table-row>
        <table:table-row table:style-name="ro1">
          <table:table-cell office:value-type="string">
            <text:p>h2</text:p>
          </table:table-cell>
          <table:table-cell office:value-type="string">
            <text:p>true</text:p>
          </table:table-cell>
          <table:table-cell office:value-type="string">
            <text:p>The &lt;h2&gt; element is the level 2 header</text:p>
          </table:table-cell>
          <table:table-cell table:number-columns-repeated="51"/>
        </table:table-row>
        <table:table-row table:style-name="ro1">
          <table:table-cell office:value-type="string">
            <text:p>h3</text:p>
          </table:table-cell>
          <table:table-cell office:value-type="string">
            <text:p>true</text:p>
          </table:table-cell>
          <table:table-cell office:value-type="string">
            <text:p>The &lt;h3&gt; element is the level 3 header</text:p>
          </table:table-cell>
          <table:table-cell table:number-columns-repeated="51"/>
        </table:table-row>
        <table:table-row table:style-name="ro1">
          <table:table-cell office:value-type="string">
            <text:p>h4</text:p>
          </table:table-cell>
          <table:table-cell office:value-type="string">
            <text:p>true</text:p>
          </table:table-cell>
          <table:table-cell office:value-type="string">
            <text:p>The &lt;h4&gt; element is the level 4 header</text:p>
          </table:table-cell>
          <table:table-cell table:number-columns-repeated="51"/>
        </table:table-row>
        <table:table-row table:style-name="ro1">
          <table:table-cell office:value-type="string">
            <text:p>h5</text:p>
          </table:table-cell>
          <table:table-cell office:value-type="string">
            <text:p>true</text:p>
          </table:table-cell>
          <table:table-cell office:value-type="string">
            <text:p>The &lt;h5&gt; element is the level 5 header</text:p>
          </table:table-cell>
          <table:table-cell table:number-columns-repeated="51"/>
        </table:table-row>
        <table:table-row table:style-name="ro1">
          <table:table-cell office:value-type="string">
            <text:p>h6</text:p>
          </table:table-cell>
          <table:table-cell office:value-type="string">
            <text:p>true</text:p>
          </table:table-cell>
          <table:table-cell office:value-type="string">
            <text:p>The &lt;h6&gt; element is the level 6 header</text:p>
          </table:table-cell>
          <table:table-cell table:number-columns-repeated="51"/>
        </table:table-row>
        <table:table-row table:style-name="ro1">
          <table:table-cell office:value-type="string">
            <text:p>hgroup</text:p>
          </table:table-cell>
          <table:table-cell office:value-type="string">
            <text:p>true</text:p>
          </table:table-cell>
          <table:table-cell office:value-type="string">
            <text:p>The &lt;hgroup&gt; element represent the heading of a section.</text:p>
          </table:table-cell>
          <table:table-cell table:number-columns-repeated="51"/>
        </table:table-row>
        <table:table-row table:style-name="ro1">
          <table:table-cell office:value-type="string">
            <text:p>header</text:p>
          </table:table-cell>
          <table:table-cell office:value-type="string">
            <text:p>true</text:p>
          </table:table-cell>
          <table:table-cell office:value-type="string">
            <text:p>The &lt;header&gt; element represents a group of introductory or navigational aids. </text:p>
          </table:table-cell>
          <table:table-cell table:number-columns-repeated="51"/>
        </table:table-row>
        <table:table-row table:style-name="ro1">
          <table:table-cell office:value-type="string">
            <text:p>footer</text:p>
          </table:table-cell>
          <table:table-cell office:value-type="string">
            <text:p>true</text:p>
          </table:table-cell>
          <table:table-cell office:value-type="string">
            <text:p>The &lt;footer&gt; element represents a footer for its nearest ancestor sectioning content or sectioning root element.</text:p>
          </table:table-cell>
          <table:table-cell table:number-columns-repeated="51"/>
        </table:table-row>
        <table:table-row table:style-name="ro1">
          <table:table-cell office:value-type="string">
            <text:p>address</text:p>
          </table:table-cell>
          <table:table-cell office:value-type="string">
            <text:p>true</text:p>
          </table:table-cell>
          <table:table-cell office:value-type="string">
            <text:p>The &lt;address&gt; element represents the contact information for its nearest article or body element ancestor. </text:p>
          </table:table-cell>
          <table:table-cell table:number-columns-repeated="51"/>
        </table:table-row>
        <table:table-row table:style-name="ro1">
          <table:table-cell office:value-type="string">
            <text:p>head</text:p>
          </table:table-cell>
          <table:table-cell office:value-type="string">
            <text:p>true</text:p>
          </table:table-cell>
          <table:table-cell office:value-type="string">
            <text:p>The &lt;head&gt; element represents a collection of metadata for the Document. </text:p>
          </table:table-cell>
          <table:table-cell table:number-columns-repeated="51"/>
        </table:table-row>
        <table:table-row table:style-name="ro1">
          <table:table-cell office:value-type="string">
            <text:p>title</text:p>
          </table:table-cell>
          <table:table-cell office:value-type="string">
            <text:p>false</text:p>
          </table:table-cell>
          <table:table-cell office:value-type="string">
            <text:p>The &lt;title&gt; element represents the document's title or name. </text:p>
          </table:table-cell>
          <table:table-cell table:number-columns-repeated="51"/>
        </table:table-row>
        <table:table-row table:style-name="ro2">
          <table:table-cell office:value-type="string">
            <text:p>base</text:p>
          </table:table-cell>
          <table:table-cell office:value-type="string">
            <text:p>false</text:p>
          </table:table-cell>
          <table:table-cell office:value-type="string">
            <text:p>The &lt;base&gt; element allows authors to specify the document base URL for the purposes of resolving relative URLs, and the name of the default browsing context for the purposes of following hyperlinks. The element does not represent any content beyond this information. </text:p>
          </table:table-cell>
          <table:table-cell office:value-type="string">
            <text:p>href</text:p>
          </table:table-cell>
          <table:table-cell office:value-type="string">
            <text:p>valid URL potentially surrounded by spaces</text:p>
            <text:p>A base element, if it has an href attribute, must come before any other elements in the tree that have attributes defined as taking URLs, except the html element (its manifest attribute isn't affected by base elements).</text:p>
          </table:table-cell>
          <table:table-cell office:value-type="string">
            <text:p>target</text:p>
          </table:table-cell>
          <table:table-cell office:value-type="string">
            <text:p>valid browsing context name or keyword ( _blank, _self, _parent, or _top)</text:p>
            <text:p>The value of the target attribute is used as the default when hyperlinks and forms in the Document cause navigation. </text:p>
          </table:table-cell>
          <table:table-cell table:number-columns-repeated="47"/>
        </table:table-row>
        <table:table-row table:style-name="ro3">
          <table:table-cell office:value-type="string">
            <text:p>link</text:p>
          </table:table-cell>
          <table:table-cell office:value-type="string">
            <text:p>false</text:p>
          </table:table-cell>
          <table:table-cell office:value-type="string">
            <text:p>The &lt;link&gt; element allows authors to link their document to other resources. </text:p>
          </table:table-cell>
          <table:table-cell office:value-type="string">
            <text:p>href</text:p>
          </table:table-cell>
          <table:table-cell office:value-type="string">
            <text:p>URL potentially surrounded by spaces</text:p>
            <text:p>Specifies a URL that provides the destination of the link. </text:p>
          </table:table-cell>
          <table:table-cell office:value-type="string">
            <text:p>rel</text:p>
          </table:table-cell>
          <table:table-cell office:value-type="string">
            <text:p>set of space-separated tokens</text:p>
            <text:p>Specifies a list of tokens that specify the relationship between the document containing the link and the destination indicated by the link.Two categories of links can be created using the link element: Links to external resources and hyperlinks.</text:p>
          </table:table-cell>
          <table:table-cell office:value-type="string">
            <text:p>media</text:p>
          </table:table-cell>
          <table:table-cell office:value-type="string">
            <text:p><text:s text:c="4"/>media-query list</text:p>
            <text:p><text:s text:c="4"/>The media for which the destination of the hyperlink was designed.</text:p>
            <text:p><text:s text:c="4"/>If the link is a hyperlink then the media attribute is purely advisory, and describes for which media the document in question was designed.</text:p>
            <text:p><text:s text:c="4"/>However, if the link is an external resource link, then the media attribute is prescriptive. The user agent must apply the external resource when the media attribute's value matches the environment and the other relevant conditions apply, and must not apply it otherwise.</text:p>
            <text:p><text:s text:c="4"/>The default, if the media attribute is omitted, is "all", meaning that by default links apply to all media. </text:p>
            <text:p/>
            <text:p/>
            <text:p/>
          </table:table-cell>
          <table:table-cell office:value-type="string">
            <text:p>hreflang</text:p>
          </table:table-cell>
          <table:table-cell office:value-type="string">
            <text:p>language tag</text:p>
            <text:p>The language of the destination of the hyperlink.</text:p>
            <text:p>A valid language tag, as defined in [BCP47]. </text:p>
          </table:table-cell>
          <table:table-cell office:value-type="string">
            <text:p>type</text:p>
          </table:table-cell>
          <table:table-cell office:value-type="string">
            <text:p>A valid MIME type that destination of the hyperlink.</text:p>
            <text:p>gives the MIME type of the linked resource.</text:p>
            <text:p>The default value for the type attribute, which is used if the attribute is absent, is "text/css". </text:p>
          </table:table-cell>
          <table:table-cell office:value-type="string">
            <text:p>sizes</text:p>
          </table:table-cell>
          <table:table-cell office:value-type="string">
            <text:p>icon sizes</text:p>
            <text:p>The sizes attribute is used with the icon link type. The attribute must not be specified on link elements that do not have a rel attribute that specifies the icon keyword. </text:p>
          </table:table-cell>
          <table:table-cell table:number-columns-repeated="39"/>
        </table:table-row>
        <table:table-row table:style-name="ro4">
          <table:table-cell office:value-type="string">
            <text:p>meta</text:p>
          </table:table-cell>
          <table:table-cell office:value-type="string">
            <text:p>false</text:p>
          </table:table-cell>
          <table:table-cell office:value-type="string">
            <text:p>The &lt;meta&gt; element represents various kinds of metadata that cannot be expressed using the title, base, link, style, and script elements.</text:p>
            <text:p>Point</text:p>
            <text:p/>
            <text:p><text:s text:c="4"/>Exactly one of the name, http-equiv, and charset attributes must be specified. </text:p>
            <text:p/>
            <text:p/>
            <text:p><text:s text:c="4"/>If either name or http-equiv is specified, then the content attribute must also be specified. Otherwise, it must be omitted. </text:p>
            <text:p/>
            <text:p/>
            <text:p/>
          </table:table-cell>
          <table:table-cell office:value-type="string">
            <text:p>name</text:p>
          </table:table-cell>
          <table:table-cell office:value-type="string">
            <text:p><text:s text:c="4"/>string</text:p>
            <text:p><text:s text:c="4"/>Sets document metadata.</text:p>
            <text:p><text:s text:c="8"/>application-name</text:p>
            <text:p><text:s text:c="8"/>Giving the name of the Web application that the page represents.</text:p>
            <text:p><text:s text:c="8"/>author</text:p>
            <text:p><text:s text:c="8"/>Giving the name of one of the page's authors.</text:p>
            <text:p><text:s text:c="8"/>description</text:p>
            <text:p><text:s text:c="8"/>Describes the page. [Example A]</text:p>
            <text:p><text:s text:c="8"/>generator</text:p>
            <text:p><text:s text:c="8"/>Identifies one of the software packages used to generate the document.</text:p>
            <text:p><text:s text:c="8"/>keywords</text:p>
            <text:p><text:s text:c="8"/>Giving the keyword relevant to the page. [Example A] </text:p>
            <text:p/>
            <text:p>Other metadata names may be registered in the WHATWG Wiki MetaExtensions page. </text:p>
          </table:table-cell>
          <table:table-cell office:value-type="string">
            <text:p>http-equiv</text:p>
          </table:table-cell>
          <table:table-cell office:value-type="string">
            <text:p>When the http-equiv attribute is specified on a meta element, the element is a pragma directive.</text:p>
            <text:p/>
            <text:p><text:s text:c="4"/>content-language</text:p>
            <text:p><text:s text:c="4"/>Sets the pragma-set default language.</text:p>
            <text:p><text:s text:c="4"/>content-type</text:p>
            <text:p><text:s text:c="4"/>Alternative form of setting the charset attribute</text:p>
            <text:p><text:s text:c="4"/>default-style</text:p>
            <text:p><text:s text:c="4"/>Sets the name of the default alternative style sheet set.</text:p>
            <text:p><text:s text:c="4"/>refresh</text:p>
            <text:p><text:s text:c="4"/>Acts as timed redirect.</text:p>
          </table:table-cell>
          <table:table-cell office:value-type="string">
            <text:p>content</text:p>
          </table:table-cell>
          <table:table-cell office:value-type="string">
            <text:p>Gives the value of the document metadata or pragma directive when the element is used for those purposes. </text:p>
          </table:table-cell>
          <table:table-cell office:value-type="string">
            <text:p>charset</text:p>
          </table:table-cell>
          <table:table-cell office:value-type="string">
            <text:p>Specifies the character encoding used by the document.</text:p>
          </table:table-cell>
          <table:table-cell table:number-columns-repeated="43"/>
        </table:table-row>
        <table:table-row table:style-name="ro5">
          <table:table-cell office:value-type="string">
            <text:p>style</text:p>
          </table:table-cell>
          <table:table-cell office:value-type="string">
            <text:p>true</text:p>
          </table:table-cell>
          <table:table-cell office:value-type="string">
            <text:p>The &lt;style&gt; element allows authors to embed style information in their documents. </text:p>
          </table:table-cell>
          <table:table-cell office:value-type="string">
            <text:p>media</text:p>
          </table:table-cell>
          <table:table-cell office:value-type="string">
            <text:p>Specifies which media the styles apply to.</text:p>
            <text:p>The default, if the media attribute is omitted, is "all", meaning that by default styles apply to all media. </text:p>
          </table:table-cell>
          <table:table-cell office:value-type="string">
            <text:p>type</text:p>
          </table:table-cell>
          <table:table-cell office:value-type="string">
            <text:p>A valid MIME type that designates a styling language.</text:p>
            <text:p>Gives the styling language.</text:p>
            <text:p>The default value for the type attribute, which is used if the attribute is absent, is "text/css". </text:p>
          </table:table-cell>
          <table:table-cell office:value-type="string">
            <text:p>scoped</text:p>
          </table:table-cell>
          <table:table-cell office:value-type="string">
            <text:p>boolean</text:p>
            <text:p>Indicates that the specified style information is meant to apply only to the style element's parent element, and that element's child nodes. Otherwise, the specified styles are meant to apply to the entire document.</text:p>
          </table:table-cell>
          <table:table-cell table:number-columns-repeated="45"/>
        </table:table-row>
        <table:table-row table:style-name="ro6">
          <table:table-cell office:value-type="string">
            <text:p>script</text:p>
          </table:table-cell>
          <table:table-cell office:value-type="string">
            <text:p>true</text:p>
          </table:table-cell>
          <table:table-cell office:value-type="string">
            <text:p>The &lt;script&gt; element allows authors to include dynamic script and data blocks in their documents.</text:p>
            <text:p>Point</text:p>
            <text:p/>
            <text:p><text:s text:c="4"/>When used to include dynamic scripts, the scripts may either be embedded inline or may be imported from an external file using the src attribute. </text:p>
            <text:p/>
            <text:p><text:s text:c="4"/>If the language is not that described by "text/javascript", then the type attribute must be present, as described below. </text:p>
            <text:p/>
            <text:p/>
            <text:p/>
          </table:table-cell>
          <table:table-cell office:value-type="string">
            <text:p>src</text:p>
          </table:table-cell>
          <table:table-cell office:value-type="string">
            <text:p><text:s text:c="4"/>URL potentially surrounded by spaces</text:p>
            <text:p><text:s text:c="4"/>Gives the address of the external script resource to use. </text:p>
            <text:p/>
            <text:p/>
            <text:p/>
          </table:table-cell>
          <table:table-cell office:value-type="string">
            <text:p>async</text:p>
          </table:table-cell>
          <table:table-cell office:value-type="string">
            <text:p>Specifies that the script should be executed asynchronously, as soon as it becomes available. </text:p>
          </table:table-cell>
          <table:table-cell office:value-type="string">
            <text:p>defer</text:p>
          </table:table-cell>
          <table:table-cell office:value-type="string">
            <text:p>Specifies that script should be executed after the document has been parsed. </text:p>
          </table:table-cell>
          <table:table-cell office:value-type="string">
            <text:p>type</text:p>
          </table:table-cell>
          <table:table-cell office:value-type="string">
            <text:p>Gives the language of the script or format of the data:</text:p>
            <text:p/>
            <text:p><text:s text:c="4"/>application/ecmascript</text:p>
            <text:p><text:s text:c="4"/>application/javascript</text:p>
            <text:p><text:s text:c="4"/>application/x-ecmascript</text:p>
            <text:p><text:s text:c="4"/>application/x-javascript</text:p>
            <text:p><text:s text:c="4"/>text/ecmascript</text:p>
            <text:p><text:s text:c="4"/>text/javascript</text:p>
            <text:p><text:s text:c="4"/>text/javascript1.0</text:p>
            <text:p><text:s text:c="4"/>text/javascript1.1</text:p>
            <text:p><text:s text:c="4"/>text/javascript1.2</text:p>
            <text:p><text:s text:c="4"/>text/javascript1.3</text:p>
            <text:p><text:s text:c="4"/>text/javascript1.4</text:p>
            <text:p><text:s text:c="4"/>text/javascript1.5</text:p>
            <text:p><text:s text:c="4"/>text/jscript</text:p>
            <text:p><text:s text:c="4"/>text/livescript</text:p>
            <text:p><text:s text:c="4"/>text/x-ecmascript</text:p>
            <text:p><text:s text:c="4"/>text/x-javascript</text:p>
            <text:p><text:s text:c="4"/>text/javascript;e4x=1</text:p>
            <text:p><text:s text:c="4"/>... User agents may support other MIME types and other languages. </text:p>
          </table:table-cell>
          <table:table-cell office:value-type="string">
            <text:p>charset</text:p>
          </table:table-cell>
          <table:table-cell office:value-type="string">
            <text:p>Gives the character encoding of the external script resource.</text:p>
            <text:p>The attribute must not be specified if the src attribute is not present. </text:p>
          </table:table-cell>
          <table:table-cell table:number-columns-repeated="41"/>
        </table:table-row>
        <table:table-row table:style-name="ro7">
          <table:table-cell office:value-type="string">
            <text:p>noscript</text:p>
          </table:table-cell>
          <table:table-cell office:value-type="string">
            <text:p>true</text:p>
          </table:table-cell>
          <table:table-cell office:value-type="string">
            <text:p>The &lt;noscript&gt; element represents nothing if scripting is enabled, and represents its children if scripting is disabled.</text:p>
            <text:p>Point</text:p>
            <text:p/>
            <text:p><text:s text:c="4"/>The noscript element is used to present different markup to user agents that don't support scripting </text:p>
            <text:p/>
            <text:p><text:s text:c="4"/>The noscript element is only effective in the HTML syntax, it has no effect in the XHTML syntax. </text:p>
          </table:table-cell>
          <table:table-cell table:number-columns-repeated="51"/>
        </table:table-row>
        <table:table-row table:style-name="ro3">
          <table:table-cell office:value-type="string">
            <text:p>a</text:p>
          </table:table-cell>
          <table:table-cell office:value-type="string">
            <text:p>true</text:p>
          </table:table-cell>
          <table:table-cell office:value-type="string">
            <text:p>The &lt;a&gt; element represents a hyperlink. </text:p>
          </table:table-cell>
          <table:table-cell office:value-type="string">
            <text:p>href</text:p>
          </table:table-cell>
          <table:table-cell office:value-type="string">
            <text:p>A URL that provides the destination of the hyperlink. If the href attribute is not specified, the element represents a placeholder hyperlink. </text:p>
          </table:table-cell>
          <table:table-cell office:value-type="string">
            <text:p>name</text:p>
          </table:table-cell>
          <table:table-cell office:value-type="string">
            <text:p><text:s text:c="4"/>Specifies that its a element is a named hyperlink, with the name given by the value of this attribute.</text:p>
            <text:p><text:s text:c="4"/>The name attribute on the a element is obsolete. Consider putting an id attribute on the nearest container instead.</text:p>
            <text:p><text:s text:c="4"/>Any string, with the following restrictions:</text:p>
            <text:p><text:s text:c="8"/>must be at least one character long</text:p>
            <text:p><text:s text:c="8"/>must not contain any space characters </text:p>
            <text:p/>
            <text:p/>
            <text:p/>
          </table:table-cell>
          <table:table-cell office:value-type="string">
            <text:p>target</text:p>
          </table:table-cell>
          <table:table-cell office:value-type="string">
            <text:p>A name or keyword giving a browsing context for UAs to use when following the hyperlink.</text:p>
            <text:p>The target attribute on the a element was deprecated in a previous version of HTML, but is no longer deprecated, as it is useful in Web applications, particularly in combination with the iframe element.</text:p>
            <text:p>Any string that is either of the following:</text:p>
            <text:p/>
            <text:p><text:s text:c="4"/>a browsing-context name</text:p>
            <text:p><text:s text:c="4"/>any case-insensitive match for one of the following literal strings: "_blank", "_self", "_parent", or "_top". </text:p>
          </table:table-cell>
          <table:table-cell office:value-type="string">
            <text:p>rel</text:p>
          </table:table-cell>
          <table:table-cell office:value-type="string">
            <text:p><text:s text:c="4"/>A list of tokens that specify the relationship between the document containing the hyperlink and the destination indicated by the hyperlink. </text:p>
            <text:p/>
            <text:p/>
            <text:p/>
          </table:table-cell>
          <table:table-cell office:value-type="string">
            <text:p>hreflang</text:p>
          </table:table-cell>
          <table:table-cell office:value-type="string">
            <text:p>The language of the destination of the hyperlink.</text:p>
            <text:p>A valid language tag, as defined in [BCP47]. </text:p>
          </table:table-cell>
          <table:table-cell office:value-type="string">
            <text:p>media</text:p>
          </table:table-cell>
          <table:table-cell office:value-type="string">
            <text:p>The media for which the destination of the hyperlink was designed.</text:p>
            <text:p>A valid media query list, as defined in [MediaQueries].</text:p>
          </table:table-cell>
          <table:table-cell office:value-type="string">
            <text:p>type</text:p>
          </table:table-cell>
          <table:table-cell office:value-type="string">
            <text:p>The MIME type of the destination of the hyperlink.</text:p>
            <text:p>A string that identifies a valid MIME media type, as defined in [RFC2046].</text:p>
          </table:table-cell>
          <table:table-cell table:number-columns-repeated="37"/>
        </table:table-row>
        <table:table-row table:style-name="ro7">
          <table:table-cell office:value-type="string">
            <text:p>abbr</text:p>
          </table:table-cell>
          <table:table-cell office:value-type="string">
            <text:p>true</text:p>
          </table:table-cell>
          <table:table-cell office:value-type="string">
            <text:p>The &lt;abbr&gt; element represents an abbreviation or acronym.</text:p>
            <text:p>Point</text:p>
            <text:p/>
            <text:p><text:s text:c="4"/>If the title attribute is specified, it must contain an expansion of the abbreviation, and nothing else.</text:p>
            <text:p><text:s text:c="4"/>Abbreviations for which the author wants to give expansions, where using the abbr element with a title attribute is an alternative to including the expansion inline.</text:p>
            <text:p><text:s text:c="4"/>Abbreviations that are likely to be unfamiliar to the document's readers, for which authors are encouraged to either mark up the abbreviation using a abbr element with a title attribute or include the expansion inline in the text the first time the abbreviation is used. </text:p>
          </table:table-cell>
          <table:table-cell table:number-columns-repeated="51"/>
        </table:table-row>
        <table:table-row table:style-name="ro8">
          <table:table-cell office:value-type="string">
            <text:p>b</text:p>
          </table:table-cell>
          <table:table-cell office:value-type="string">
            <text:p>true</text:p>
          </table:table-cell>
          <table:table-cell office:value-type="string">
            <text:p>The &lt;b&gt; element represents a span of text to be stylistically offset from the normal prose without conveying any extra importance.</text:p>
            <text:p>Point</text:p>
            <text:p/>
            <text:p><text:s text:c="4"/>Some examples of cases:</text:p>
            <text:p><text:s text:c="8"/>key words in a document abstract</text:p>
            <text:p><text:s text:c="8"/>product names in a review</text:p>
            <text:p><text:s text:c="8"/>... other spans of text whose typical typographic presentation is boldened. </text:p>
            <text:p/>
            <text:p><text:s text:c="4"/>The b element should be used as a last resort when no other element is more appropriate. In particular, headings should use the h1 to h6 elements, stress emphasis should use the em element, importance should be denoted with the strong element, and text marked or highlighted should use the mark element.</text:p>
            <text:p/>
            <text:p><text:s text:c="4"/>Authors can use the class attribute on the b element to identify why the element is being used, so that if the style of a particular use is to be changed at a later date, the author doesn't have to go through annotating each use.</text:p>
          </table:table-cell>
          <table:table-cell table:number-columns-repeated="51"/>
        </table:table-row>
        <table:table-row table:style-name="ro3">
          <table:table-cell office:value-type="string">
            <text:p>bdo</text:p>
          </table:table-cell>
          <table:table-cell office:value-type="string">
            <text:p>true</text:p>
          </table:table-cell>
          <table:table-cell office:value-type="string">
            <text:p>The &lt;bdo&gt; element represent explicit text directionality formatting control for its children.</text:p>
            <text:p>Point</text:p>
            <text:p/>
            <text:p><text:s text:c="4"/>It allows authors to override the Unicode bidirectional algorithm by explicitly specifying a direction override.</text:p>
            <text:p><text:s text:c="4"/>Authors must specify the dir attribute on this element, with the value ltr to specify a left-to-right override and with the value rtl to specify a right-to-left override. </text:p>
            <text:p/>
            <text:p/>
            <text:p/>
          </table:table-cell>
          <table:table-cell table:number-columns-repeated="51"/>
        </table:table-row>
        <table:table-row table:style-name="ro7">
          <table:table-cell office:value-type="string">
            <text:p>br</text:p>
          </table:table-cell>
          <table:table-cell office:value-type="string">
            <text:p>false</text:p>
          </table:table-cell>
          <table:table-cell office:value-type="string">
            <text:p>The &lt;br&gt; element represents a line break.</text:p>
            <text:p>Point</text:p>
            <text:p/>
            <text:p><text:s text:c="4"/>This element must be used only for line breaks that are actually part of the content:</text:p>
            <text:p><text:s text:c="8"/>poems</text:p>
            <text:p><text:s text:c="8"/>Addresses</text:p>
          </table:table-cell>
          <table:table-cell table:number-columns-repeated="51"/>
        </table:table-row>
        <table:table-row table:style-name="ro6">
          <table:table-cell office:value-type="string">
            <text:p>cite</text:p>
          </table:table-cell>
          <table:table-cell office:value-type="string">
            <text:p>true</text:p>
          </table:table-cell>
          <table:table-cell office:value-type="string">
            <text:p>The &lt;cite&gt; element represents the title of a work.</text:p>
            <text:p>Point</text:p>
            <text:p/>
            <text:p><text:s text:c="4"/>Example of work:</text:p>
            <text:p><text:s text:c="8"/>book</text:p>
            <text:p><text:s text:c="8"/>paper</text:p>
            <text:p><text:s text:c="8"/>essay</text:p>
            <text:p><text:s text:c="8"/>poem</text:p>
            <text:p><text:s text:c="8"/>score</text:p>
            <text:p><text:s text:c="8"/>song</text:p>
            <text:p><text:s text:c="8"/>script</text:p>
            <text:p><text:s text:c="8"/>film [Example A]</text:p>
            <text:p><text:s text:c="8"/>TV show</text:p>
            <text:p><text:s text:c="8"/>game</text:p>
            <text:p><text:s text:c="8"/>sculpture</text:p>
            <text:p><text:s text:c="8"/>theatre production</text:p>
            <text:p><text:s text:c="8"/>opera</text:p>
            <text:p><text:s text:c="8"/>musical ... </text:p>
            <text:p/>
            <text:p><text:s text:c="4"/>A person's name is not the title of a work. This element must therefore not be used to mark up people's names.</text:p>
          </table:table-cell>
          <table:table-cell table:number-columns-repeated="51"/>
        </table:table-row>
        <table:table-row table:style-name="ro9">
          <table:table-cell office:value-type="string">
            <text:p>code</text:p>
          </table:table-cell>
          <table:table-cell office:value-type="string">
            <text:p>true</text:p>
          </table:table-cell>
          <table:table-cell office:value-type="string">
            <text:p>The &lt;code&gt; element represents a fragment of computer code.</text:p>
            <text:p>Point</text:p>
            <text:p/>
            <text:p><text:s text:c="4"/>For example of computer code:</text:p>
            <text:p><text:s text:c="8"/>XML element name</text:p>
            <text:p><text:s text:c="8"/>filename</text:p>
            <text:p><text:s text:c="8"/>computer program </text:p>
            <text:p/>
            <text:p>etc. Any other string that a computer would recognize. </text:p>
          </table:table-cell>
          <table:table-cell table:number-columns-repeated="51"/>
        </table:table-row>
        <table:table-row table:style-name="ro10">
          <table:table-cell office:value-type="string">
            <text:p>dfn</text:p>
          </table:table-cell>
          <table:table-cell office:value-type="string">
            <text:p>true</text:p>
          </table:table-cell>
          <table:table-cell office:value-type="string">
            <text:p>The &lt;dfn&gt; element represents the defining instance of a term.</text:p>
            <text:p>Point</text:p>
            <text:p/>
            <text:p><text:s text:c="4"/>If the dfn element is specified, nearest parent of the dfn element(paragraph, description list group, or section) must also contain the definitions for the defining term. </text:p>
            <text:p/>
            <text:p><text:s text:c="4"/>The priority level of defining term is as follow: </text:p>
            <text:p/>
            <text:p><text:s text:c="4"/>Value of the title attribute in the dfn element. [Example A]</text:p>
            <text:p><text:s text:c="4"/>Value of the title attribute in the abbr element. (if the dfn element contains exactly one element child node and no child text nodes, and that child element is the abbr element) [Example B]</text:p>
            <text:p><text:s text:c="4"/>TextContent of the dfn element</text:p>
            <text:p/>
            <text:p><text:s text:c="4"/>If the title attribute of the dfn element is present, then it must contain only the term being defined. </text:p>
          </table:table-cell>
          <table:table-cell table:number-columns-repeated="51"/>
        </table:table-row>
        <table:table-row table:style-name="ro11">
          <table:table-cell office:value-type="string">
            <text:p>em</text:p>
          </table:table-cell>
          <table:table-cell office:value-type="string">
            <text:p>true</text:p>
          </table:table-cell>
          <table:table-cell office:value-type="string">
            <text:p>The &lt;em&gt; element represents stress emphasis of its contents.</text:p>
            <text:p>Point</text:p>
            <text:p/>
            <text:p><text:s text:c="4"/>The placement of emphasis changes the meaning of the sentence.</text:p>
            <text:p><text:s text:c="4"/>The level of emphasis that a particular piece of content has is given by its number of ancestor em elements.</text:p>
          </table:table-cell>
          <table:table-cell table:number-columns-repeated="51"/>
        </table:table-row>
        <table:table-row table:style-name="ro12">
          <table:table-cell office:value-type="string">
            <text:p>i</text:p>
          </table:table-cell>
          <table:table-cell office:value-type="string">
            <text:p>true</text:p>
          </table:table-cell>
          <table:table-cell office:value-type="string">
            <text:p>The &lt;i&gt; element represents an span of text that offset from the normal prose.</text:p>
            <text:p>Point</text:p>
            <text:p/>
            <text:p><text:s text:c="4"/>Some examples of cases:</text:p>
            <text:p><text:s text:c="8"/>voice</text:p>
            <text:p><text:s text:c="8"/>taxonomic designation</text:p>
            <text:p><text:s text:c="8"/>technical term</text:p>
            <text:p><text:s text:c="8"/>idiomatic phrase from another language</text:p>
            <text:p><text:s text:c="8"/>... Some other prose whose typical typographic presentation is italicized. </text:p>
            <text:p/>
            <text:p><text:s text:c="4"/>Authors are encouraged to consider whether other elements might be more applicable than the i element, for instance the em element for marking up stress emphasis, or the dfn element to mark up the defining instance of a term. </text:p>
            <text:p/>
            <text:p><text:s text:c="4"/>Authors can use the class attribute on the i element to identify why the element is being used, so that if the style of a particular use is to be changed at a later date, the author doesn't have to go through the entire document (or series of related documents) annotating each use. [Example A] For more information see W3C Internationalization articles</text:p>
          </table:table-cell>
          <table:table-cell table:number-columns-repeated="51"/>
        </table:table-row>
        <table:table-row table:style-name="ro13">
          <table:table-cell office:value-type="string">
            <text:p>kbd</text:p>
          </table:table-cell>
          <table:table-cell office:value-type="string">
            <text:p>true</text:p>
          </table:table-cell>
          <table:table-cell office:value-type="string">
            <text:p>The &lt;kbd&gt; element represents user input.</text:p>
            <text:p>Point</text:p>
            <text:p/>
            <text:p><text:s text:c="4"/>Example of user input:</text:p>
            <text:p><text:s text:c="8"/>keyboard input</text:p>
            <text:p><text:s text:c="8"/>voice commands ... </text:p>
            <text:p/>
            <text:p><text:s text:c="4"/>When the kbd element is nested inside a samp element, it represents the input as it was echoed by the system.</text:p>
            <text:p><text:s text:c="4"/>When the kbd element contains a samp element, it represents input based on system output, for example invoking a menu item.</text:p>
            <text:p><text:s text:c="4"/>When the kbd element is nested inside another kbd element, it represents an actual key or other single unit of input as appropriate for the input mechanism.</text:p>
          </table:table-cell>
          <table:table-cell table:number-columns-repeated="51"/>
        </table:table-row>
        <table:table-row table:style-name="ro1">
          <table:table-cell office:value-type="string">
            <text:p>mark</text:p>
          </table:table-cell>
          <table:table-cell office:value-type="string">
            <text:p>true</text:p>
          </table:table-cell>
          <table:table-cell office:value-type="string">
            <text:p>The &lt;mark&gt; element represents a run of text in one document marked or highlighted for reference purposes, due to its relevance in another context. </text:p>
          </table:table-cell>
          <table:table-cell table:number-columns-repeated="51"/>
        </table:table-row>
        <table:table-row table:style-name="ro11">
          <table:table-cell office:value-type="string">
            <text:p>q</text:p>
          </table:table-cell>
          <table:table-cell office:value-type="string">
            <text:p>true</text:p>
          </table:table-cell>
          <table:table-cell office:value-type="string">
            <text:p>The &lt;q&gt; element represents some phrasing content quoted from another source.</text:p>
            <text:p>Point</text:p>
            <text:p/>
            <text:p><text:s text:c="4"/>Content inside a q element must be quoted from another source. If it has address, a cite attribute should present.</text:p>
            <text:p><text:s text:c="4"/>The use of q elements to mark up quotations is entirely optional; using explicit quotation punctuation without q elements is just as correct.</text:p>
          </table:table-cell>
          <table:table-cell office:value-type="string">
            <text:p>cite</text:p>
          </table:table-cell>
          <table:table-cell office:value-type="string">
            <text:p><text:s/>valid URL potentially surrounded by spaces</text:p>
            <text:p>Specifies the address in the quotation source.</text:p>
          </table:table-cell>
          <table:table-cell table:number-columns-repeated="49"/>
        </table:table-row>
        <table:table-row table:style-name="ro14">
          <table:table-cell office:value-type="string">
            <text:p>rp</text:p>
          </table:table-cell>
          <table:table-cell office:value-type="string">
            <text:p>true</text:p>
          </table:table-cell>
          <table:table-cell office:value-type="string">
            <text:p>The &lt;rp&gt; element can be used to provide parentheses around a ruby text component of a ruby annotation.</text:p>
            <text:p>Point</text:p>
            <text:p/>
            <text:p><text:s text:c="4"/>Parentheses be shown by user agents that don't support ruby annotations. </text:p>
          </table:table-cell>
          <table:table-cell table:number-columns-repeated="51"/>
        </table:table-row>
        <table:table-row table:style-name="ro14">
          <table:table-cell office:value-type="string">
            <text:p>rt</text:p>
          </table:table-cell>
          <table:table-cell office:value-type="string">
            <text:p>true</text:p>
          </table:table-cell>
          <table:table-cell office:value-type="string">
            <text:p>The &lt;rt&gt; element marks the ruby text component of a ruby annotation.</text:p>
            <text:p>Point</text:p>
            <text:p/>
            <text:p><text:s text:c="4"/>An rt element that is a child of a ruby element represents an annotation for the nodes that immediately precedes. </text:p>
          </table:table-cell>
          <table:table-cell table:number-columns-repeated="51"/>
        </table:table-row>
        <table:table-row table:style-name="ro3">
          <table:table-cell office:value-type="string">
            <text:p>ruby</text:p>
          </table:table-cell>
          <table:table-cell office:value-type="string">
            <text:p>true</text:p>
          </table:table-cell>
          <table:table-cell office:value-type="string">
            <text:p>The &lt;ruby&gt; element allows one or more spans of phrasing content to be marked with ruby annotations.</text:p>
            <text:p>Point</text:p>
            <text:p/>
            <text:p><text:s text:c="4"/>Ruby annotations are short runs of text presented alongside base text, primarily used in East Asian typography as a guide for pronunciation or to include other annotations.</text:p>
            <text:p><text:s text:c="4"/>In Japanese, this form of typography is also known as furigana. </text:p>
            <text:p/>
            <text:p/>
            <text:p/>
          </table:table-cell>
          <table:table-cell table:number-columns-repeated="51"/>
        </table:table-row>
        <table:table-row table:style-name="ro14">
          <table:table-cell office:value-type="string">
            <text:p>s</text:p>
          </table:table-cell>
          <table:table-cell office:value-type="string">
            <text:p>true</text:p>
          </table:table-cell>
          <table:table-cell office:value-type="string">
            <text:p>The &lt;s&gt; element represents contents that are no longer accurate or no longer relevant.</text:p>
            <text:p>Point</text:p>
            <text:p/>
            <text:p><text:s text:c="4"/>The s element mark a span of text as having been removed from a document. when indicating document edits, use the del element. </text:p>
          </table:table-cell>
          <table:table-cell table:number-columns-repeated="51"/>
        </table:table-row>
        <table:table-row table:style-name="ro1">
          <table:table-cell office:value-type="string">
            <text:p>samp</text:p>
          </table:table-cell>
          <table:table-cell office:value-type="string">
            <text:p>true</text:p>
          </table:table-cell>
          <table:table-cell office:value-type="string">
            <text:p>The &lt;samp&gt; element represents output from a program or computing system. </text:p>
          </table:table-cell>
          <table:table-cell table:number-columns-repeated="51"/>
        </table:table-row>
        <table:table-row table:style-name="ro8">
          <table:table-cell office:value-type="string">
            <text:p>small</text:p>
          </table:table-cell>
          <table:table-cell office:value-type="string">
            <text:p>true</text:p>
          </table:table-cell>
          <table:table-cell office:value-type="string">
            <text:p>The &lt;small&gt; element represents side comments such as small print.</text:p>
            <text:p>Point</text:p>
            <text:p/>
            <text:p><text:s text:c="4"/>Small print:</text:p>
            <text:p><text:s text:c="8"/>features disclaimers</text:p>
            <text:p><text:s text:c="8"/>caveats</text:p>
            <text:p><text:s text:c="8"/>legal restrictions</text:p>
            <text:p><text:s text:c="8"/>copyrights [Example A] ... </text:p>
            <text:p/>
            <text:p><text:s text:c="4"/>Small print is also sometimes used for attribution, or for satisfying licensing requirements.</text:p>
            <text:p><text:s text:c="4"/>This element is only intended for short runs of text. It should not be used for extended spans of text. </text:p>
          </table:table-cell>
          <table:table-cell table:number-columns-repeated="51"/>
        </table:table-row>
        <table:table-row table:style-name="ro1">
          <table:table-cell office:value-type="string">
            <text:p>span</text:p>
          </table:table-cell>
          <table:table-cell office:value-type="string">
            <text:p>true</text:p>
          </table:table-cell>
          <table:table-cell office:value-type="string">
            <text:p>The &lt;span&gt; element doesn't mean anything on its own, but can be useful when used together with the global attributes, e.g. class, lang, or dir. It represents its children. </text:p>
          </table:table-cell>
          <table:table-cell table:number-columns-repeated="51"/>
        </table:table-row>
        <table:table-row table:style-name="ro14">
          <table:table-cell office:value-type="string">
            <text:p>strong</text:p>
          </table:table-cell>
          <table:table-cell office:value-type="string">
            <text:p>true</text:p>
          </table:table-cell>
          <table:table-cell office:value-type="string">
            <text:p>The &lt;strong&gt; element represents strong importance for its contents.</text:p>
            <text:p>Point</text:p>
            <text:p/>
            <text:p><text:s text:c="4"/>The relative level of importance of a piece of content is given by its number of ancestor strong elements.</text:p>
          </table:table-cell>
          <table:table-cell table:number-columns-repeated="51"/>
        </table:table-row>
        <table:table-row table:style-name="ro15">
          <table:table-cell office:value-type="string">
            <text:p>sub</text:p>
          </table:table-cell>
          <table:table-cell office:value-type="string">
            <text:p>true</text:p>
          </table:table-cell>
          <table:table-cell office:value-type="string">
            <text:p>The &lt;sub&gt; element represents a subscript.</text:p>
            <text:p>Point</text:p>
            <text:p/>
            <text:p><text:s text:c="4"/>This element must be used only to mark up typographical conventions with specific meanings. </text:p>
            <text:p/>
            <text:p/>
            <text:p/>
          </table:table-cell>
          <table:table-cell table:number-columns-repeated="51"/>
        </table:table-row>
        <table:table-row table:style-name="ro14">
          <table:table-cell office:value-type="string">
            <text:p>sup</text:p>
          </table:table-cell>
          <table:table-cell office:value-type="string">
            <text:p>true</text:p>
          </table:table-cell>
          <table:table-cell office:value-type="string">
            <text:p>The &lt;sup&gt; element represents a superscript.</text:p>
            <text:p>Point</text:p>
            <text:p/>
            <text:p><text:s text:c="4"/>This element must be used only to mark up typographical conventions with specific meanings. </text:p>
          </table:table-cell>
          <table:table-cell table:number-columns-repeated="51"/>
        </table:table-row>
        <table:table-row table:style-name="ro16">
          <table:table-cell office:value-type="string">
            <text:p>time</text:p>
          </table:table-cell>
          <table:table-cell office:value-type="string">
            <text:p>true</text:p>
          </table:table-cell>
          <table:table-cell office:value-type="string">
            <text:p>The &lt;time&gt; element represents its contents, along with a machine-readable form of those contents in the datetime attribute.</text:p>
            <text:p>Point</text:p>
            <text:p/>
            <text:p><text:s text:c="4"/>The datetime value of a time element is the value of the element's datetime attribute, if it has one, or the element's textContent, if it does not.</text:p>
            <text:p><text:s text:c="4"/>The kind of content is limited to various kinds of dates, times, time-zone offsets, and durations, as described below:</text:p>
            <text:p><text:s text:c="8"/>A valid month string</text:p>
            <text:p><text:s text:c="12"/>2012-03 </text:p>
            <text:p><text:s text:c="8"/>A valid date string</text:p>
            <text:p><text:s text:c="12"/>3012-03-29 </text:p>
            <text:p><text:s text:c="8"/>A calid time string</text:p>
            <text:p><text:s text:c="12"/>15:25</text:p>
            <text:p><text:s text:c="12"/>15:25:35 </text:p>
            <text:p><text:s text:c="8"/>A valid local date and time string</text:p>
            <text:p><text:s text:c="12"/>2012-03-29T15:25:35</text:p>
            <text:p><text:s text:c="12"/>2012-03-29 15:25:35 </text:p>
            <text:p><text:s text:c="8"/>A valid time-zone offset string</text:p>
            <text:p><text:s text:c="12"/>Z</text:p>
            <text:p><text:s text:c="12"/>0000</text:p>
            <text:p><text:s text:c="12"/>00:00 </text:p>
            <text:p><text:s text:c="8"/>See more details: Datetime value at HTML5 specification. </text:p>
            <text:p/>
          </table:table-cell>
          <table:table-cell office:value-type="string">
            <text:p>datetime</text:p>
          </table:table-cell>
          <table:table-cell office:value-type="string">
            <text:p>Specifies the date or time that the element represents. </text:p>
          </table:table-cell>
          <table:table-cell table:number-columns-repeated="49"/>
        </table:table-row>
        <table:table-row table:style-name="ro15">
          <table:table-cell office:value-type="string">
            <text:p>var</text:p>
          </table:table-cell>
          <table:table-cell office:value-type="string">
            <text:p>true</text:p>
          </table:table-cell>
          <table:table-cell office:value-type="string">
            <text:p>The &lt;var&gt; element represents a variable.</text:p>
            <text:p>Point</text:p>
            <text:p/>
            <text:p><text:s text:c="4"/>This element could be an actual variable in a mathematical expression or programming context. </text:p>
            <text:p/>
            <text:p/>
            <text:p/>
          </table:table-cell>
          <table:table-cell table:number-columns-repeated="51"/>
        </table:table-row>
        <table:table-row table:style-name="ro1">
          <table:table-cell office:value-type="string">
            <text:p>wbr</text:p>
          </table:table-cell>
          <table:table-cell office:value-type="string">
            <text:p>true</text:p>
          </table:table-cell>
          <table:table-cell office:value-type="string">
            <text:p>The &lt;wbr&gt; element represents a line break opportunity. </text:p>
          </table:table-cell>
          <table:table-cell table:number-columns-repeated="51"/>
        </table:table-row>
        <table:table-row table:style-name="ro14">
          <table:table-cell office:value-type="string">
            <text:p>ins</text:p>
          </table:table-cell>
          <table:table-cell office:value-type="string">
            <text:p>true</text:p>
          </table:table-cell>
          <table:table-cell office:value-type="string">
            <text:p>The &lt;ins&gt; element represents an addition to the document.</text:p>
            <text:p>Point</text:p>
            <text:p/>
            <text:p><text:s text:c="4"/>This elements should not cross implied paragraph boundaries. </text:p>
          </table:table-cell>
          <table:table-cell office:value-type="string">
            <text:p>cite</text:p>
          </table:table-cell>
          <table:table-cell office:value-type="string">
            <text:p>Specify the address of a document that explains the change. For example, the minutes of meeting. </text:p>
          </table:table-cell>
          <table:table-cell office:value-type="string">
            <text:p>datetime</text:p>
          </table:table-cell>
          <table:table-cell office:value-type="string">
            <text:p>Specify the time and date of the change.</text:p>
          </table:table-cell>
          <table:table-cell table:number-columns-repeated="47"/>
        </table:table-row>
        <table:table-row table:style-name="ro14">
          <table:table-cell office:value-type="string">
            <text:p>del</text:p>
          </table:table-cell>
          <table:table-cell office:value-type="string">
            <text:p>true</text:p>
          </table:table-cell>
          <table:table-cell office:value-type="string">
            <text:p>The &lt;del&gt; element represents a removal from the document.</text:p>
            <text:p>Point</text:p>
            <text:p/>
            <text:p><text:s text:c="4"/>This elements should not cross implied paragraph boundaries. </text:p>
          </table:table-cell>
          <table:table-cell office:value-type="string">
            <text:p>cite</text:p>
          </table:table-cell>
          <table:table-cell office:value-type="string">
            <text:p>Specify the address of a document that explains the change. For example, the minutes of meeting. </text:p>
          </table:table-cell>
          <table:table-cell office:value-type="string">
            <text:p>datetime</text:p>
          </table:table-cell>
          <table:table-cell office:value-type="string">
            <text:p>Specify the time and date of the change.</text:p>
          </table:table-cell>
          <table:table-cell table:number-columns-repeated="47"/>
        </table:table-row>
        <table:table-row table:style-name="ro17">
          <table:table-cell office:value-type="string">
            <text:p>img</text:p>
          </table:table-cell>
          <table:table-cell office:value-type="string">
            <text:p>false</text:p>
          </table:table-cell>
          <table:table-cell office:value-type="string">
            <text:p>The &lt;img&gt; element represents an image.</text:p>
            <text:p>Point</text:p>
            <text:p/>
            <text:p><text:s text:c="4"/>The image given by the src attribute is the embedded content, and the value of the alt attribute is the img element's fallback content. </text:p>
            <text:p/>
            <text:p><text:s text:c="4"/>Example of images:</text:p>
            <text:p><text:s text:c="8"/>PNG</text:p>
            <text:p><text:s text:c="8"/>JPEG</text:p>
            <text:p><text:s text:c="8"/>GIF</text:p>
            <text:p><text:s text:c="8"/>single-page PDF</text:p>
            <text:p><text:s text:c="8"/>XML file with an SVG root elemet</text:p>
            <text:p><text:s text:c="8"/>APNG</text:p>
            <text:p><text:s text:c="8"/>animated GIF ... </text:p>
            <text:p/>
            <text:p>However, this also precludes SVG files with script, multipage PDF files, interactive MNG files, HTML documents, plain text documents, and so forth.</text:p>
            <text:p/>
            <text:p/>
            <text:p/>
          </table:table-cell>
          <table:table-cell office:value-type="string">
            <text:p>src</text:p>
          </table:table-cell>
          <table:table-cell office:value-type="string">
            <text:p>Specifies a URL referencing a non-interactive, optionally animated, image that is neither paged nor scripted. </text:p>
          </table:table-cell>
          <table:table-cell office:value-type="string">
            <text:p>alt</text:p>
          </table:table-cell>
          <table:table-cell office:value-type="string">
            <text:p>Gives the fallback content for the image.</text:p>
            <text:p>The requirements on the alt attribute's value are described in the next section. </text:p>
          </table:table-cell>
          <table:table-cell office:value-type="string">
            <text:p>usemap</text:p>
          </table:table-cell>
          <table:table-cell office:value-type="string">
            <text:p><text:s text:c="4"/>Specifies a hash-name reference to a map element with which to associate the object. </text:p>
            <text:p/>
            <text:p/>
            <text:p/>
          </table:table-cell>
          <table:table-cell office:value-type="string">
            <text:p>ismap</text:p>
          </table:table-cell>
          <table:table-cell office:value-type="string">
            <text:p>Specifies that its img element provides access to a server-side image map. </text:p>
          </table:table-cell>
          <table:table-cell office:value-type="string">
            <text:p>width</text:p>
          </table:table-cell>
          <table:table-cell office:value-type="string">
            <text:p>Give the width of the visual content of the element, in CSS pixels. </text:p>
          </table:table-cell>
          <table:table-cell office:value-type="string">
            <text:p>height</text:p>
          </table:table-cell>
          <table:table-cell office:value-type="string">
            <text:p>Give the height of the visual content of the element, in CSS pixels. </text:p>
          </table:table-cell>
          <table:table-cell table:number-columns-repeated="39"/>
        </table:table-row>
        <table:table-row table:style-name="ro18">
          <table:table-cell office:value-type="string">
            <text:p>iframe</text:p>
          </table:table-cell>
          <table:table-cell office:value-type="string">
            <text:p>false</text:p>
          </table:table-cell>
          <table:table-cell office:value-type="string">
            <text:p>The &lt;iframe&gt; element represents a nested browsing context.</text:p>
            <text:p>Point</text:p>
            <text:p/>
            <text:p><text:s text:c="4"/>If the src attribute and the srcdoc attribute are both specified together, the srcdoc attribute takes priority. This allows authors to provide a fallback URL for legacy user agents that do not support the srcdoc attribute. </text:p>
            <text:p/>
            <text:p/>
            <text:p/>
          </table:table-cell>
          <table:table-cell office:value-type="string">
            <text:p>src</text:p>
          </table:table-cell>
          <table:table-cell office:value-type="string">
            <text:p>Gives the address of a page that the nested browsing context is to contain. </text:p>
          </table:table-cell>
          <table:table-cell office:value-type="string">
            <text:p>srcdoc</text:p>
          </table:table-cell>
          <table:table-cell office:value-type="string">
            <text:p>Gives the content of the page that the nested browsing context is to contain. </text:p>
          </table:table-cell>
          <table:table-cell office:value-type="string">
            <text:p>name</text:p>
          </table:table-cell>
          <table:table-cell office:value-type="string">
            <text:p>Represents the browsing-context name. When the browsing context is created, if the attribute is present, the browsing context name must be set to the value of this attribute; otherwise, the browsing context name must be set to the empty string. </text:p>
          </table:table-cell>
          <table:table-cell office:value-type="string">
            <text:p>sandbox</text:p>
          </table:table-cell>
          <table:table-cell office:value-type="string">
            <text:p>allow-same-origin/ allow-top-navigation/ allow-forms/ allow-scripts</text:p>
            <text:p>Enables a set of extra restrictions on any content hosted by the iframe.</text:p>
            <text:p/>
            <text:p><text:s text:c="4"/>If presents, given in the following list set.</text:p>
            <text:p><text:s text:c="8"/>prevents content from navigating browsing contexts other than the sandboxed browsing context itself.</text:p>
            <text:p><text:s text:c="8"/>prevents content from navigating their top-level browsing context.</text:p>
            <text:p><text:s text:c="8"/>prevents content from instantiating plugins, whether using the embed element, the object element, the applet element, or through navigation of a nested browsing context.</text:p>
            <text:p><text:s text:c="8"/>prevents content from using the seamless attribute on descendant iframe elements.</text:p>
            <text:p><text:s text:c="8"/>forces content into a unique origin, thus preventing it from accessing other content from the same origin.</text:p>
            <text:p><text:s text:c="8"/>blocks form submission, blocks script execution.</text:p>
            <text:p><text:s text:c="8"/>blocks features that trigger automatically, such as automatically playing a video or automatically focusing a form control. </text:p>
            <text:p><text:s text:c="4"/>allow-same-origin</text:p>
            <text:p><text:s text:c="4"/>allows the content to be treated as being from the same origin instead of forcing it into a unique origin.</text:p>
            <text:p><text:s text:c="4"/>allow-top-navigation</text:p>
            <text:p><text:s text:c="4"/>allows the content to navigate its top-level browsing context</text:p>
            <text:p><text:s text:c="4"/>allow-forms and allow-scripts</text:p>
            <text:p><text:s text:c="4"/>re-enable forms and scripts respectively (though scripts are still prevented from creating popups). </text:p>
          </table:table-cell>
          <table:table-cell office:value-type="string">
            <text:p>seamless</text:p>
          </table:table-cell>
          <table:table-cell office:value-type="string">
            <text:p>Indicates that the iframe element's browsing context is to be rendered in a manner that makes it appear to be part of the containing document (seamlessly included in the parent document). </text:p>
          </table:table-cell>
          <table:table-cell office:value-type="string">
            <text:p>width</text:p>
          </table:table-cell>
          <table:table-cell office:value-type="string">
            <text:p>Give the width of the visual content of the element, in CSS pixels. </text:p>
          </table:table-cell>
          <table:table-cell office:value-type="string">
            <text:p>height</text:p>
          </table:table-cell>
          <table:table-cell office:value-type="string">
            <text:p>Give the height of the visual content of the element, in CSS pixels. </text:p>
          </table:table-cell>
          <table:table-cell table:number-columns-repeated="37"/>
        </table:table-row>
        <table:table-row table:style-name="ro15">
          <table:table-cell office:value-type="string">
            <text:p>embed</text:p>
          </table:table-cell>
          <table:table-cell office:value-type="string">
            <text:p>true</text:p>
          </table:table-cell>
          <table:table-cell office:value-type="string">
            <text:p>The &lt;embed&gt; element represents an integration point for an external (typically non-HTML) application or interactive content.</text:p>
            <text:p>Accessibility</text:p>
            <text:p/>
            <text:p>Authors should ensure that the information and user interface components must be presentable to users in ways they can perceive (WCAG 2.0 - Principle 1: Perceivable). This includes providing alternatives for time-based media Guideline 1.2.</text:p>
            <text:p/>
            <text:p/>
            <text:p/>
          </table:table-cell>
          <table:table-cell office:value-type="string">
            <text:p>src</text:p>
          </table:table-cell>
          <table:table-cell office:value-type="string">
            <text:p>gives the address of the resource being embedded. </text:p>
          </table:table-cell>
          <table:table-cell office:value-type="string">
            <text:p>type</text:p>
          </table:table-cell>
          <table:table-cell office:value-type="string">
            <text:p>Specifies the type of the resource. </text:p>
          </table:table-cell>
          <table:table-cell office:value-type="string">
            <text:p>width</text:p>
          </table:table-cell>
          <table:table-cell office:value-type="string">
            <text:p>Give the width of the visual content of the element, in CSS pixels. </text:p>
          </table:table-cell>
          <table:table-cell office:value-type="string">
            <text:p>height</text:p>
          </table:table-cell>
          <table:table-cell office:value-type="string">
            <text:p>Give the height of the visual content of the element, in CSS pixels. </text:p>
          </table:table-cell>
          <table:table-cell table:number-columns-repeated="43"/>
        </table:table-row>
        <table:table-row table:style-name="ro10">
          <table:table-cell office:value-type="string">
            <text:p>object</text:p>
          </table:table-cell>
          <table:table-cell office:value-type="string">
            <text:p>true</text:p>
          </table:table-cell>
          <table:table-cell office:value-type="string">
            <text:p>The &lt;object&gt; element represents can represent an external resource, which, depending on the type of the resource, will either be treated as an image, as a nested browsing context, or as an external resource to be processed by a plugin.</text:p>
            <text:p>Point</text:p>
            <text:p/>
            <text:p><text:s text:c="4"/>Example of external resource:</text:p>
            <text:p><text:s text:c="8"/>Flash contents [Example A]</text:p>
            <text:p><text:s text:c="8"/>Java applet [Example B]</text:p>
            <text:p><text:s text:c="8"/>HTML [Example C] ... </text:p>
            <text:p/>
            <text:p/>
            <text:p>Accessibility</text:p>
            <text:p/>
            <text:p>Authors should ensure that the information and user interface components must be presentable to users in ways they can perceive (WCAG 2.0 - Principle 1: Perceivable). This includes providing alternatives for time-based media Guideline 1.2. </text:p>
          </table:table-cell>
          <table:table-cell office:value-type="string">
            <text:p>data</text:p>
          </table:table-cell>
          <table:table-cell office:value-type="string">
            <text:p><text:s text:c="4"/>Specifies the address of the resource. </text:p>
            <text:p/>
            <text:p/>
            <text:p/>
          </table:table-cell>
          <table:table-cell office:value-type="string">
            <text:p>type</text:p>
          </table:table-cell>
          <table:table-cell office:value-type="string">
            <text:p>Specifies the type of the resource. </text:p>
          </table:table-cell>
          <table:table-cell office:value-type="string">
            <text:p>name</text:p>
          </table:table-cell>
          <table:table-cell office:value-type="string">
            <text:p>Gives the name of the input element. </text:p>
          </table:table-cell>
          <table:table-cell office:value-type="string">
            <text:p>usemap</text:p>
          </table:table-cell>
          <table:table-cell office:value-type="string">
            <text:p>Specifies a hash-name reference to a map element with which to associate the object. </text:p>
          </table:table-cell>
          <table:table-cell office:value-type="string">
            <text:p>form</text:p>
          </table:table-cell>
          <table:table-cell office:value-type="string">
            <text:p>Associate the object element with its form owner. </text:p>
          </table:table-cell>
          <table:table-cell office:value-type="string">
            <text:p>width</text:p>
          </table:table-cell>
          <table:table-cell office:value-type="string">
            <text:p>Give the width of the visual content of the element, in CSS pixels. </text:p>
          </table:table-cell>
          <table:table-cell office:value-type="string">
            <text:p>height</text:p>
          </table:table-cell>
          <table:table-cell office:value-type="string">
            <text:p>Give the height of the visual content of the element, in CSS pixels. </text:p>
          </table:table-cell>
          <table:table-cell table:number-columns-repeated="37"/>
        </table:table-row>
        <table:table-row table:style-name="ro7">
          <table:table-cell office:value-type="string">
            <text:p>param</text:p>
          </table:table-cell>
          <table:table-cell office:value-type="string">
            <text:p>false</text:p>
          </table:table-cell>
          <table:table-cell office:value-type="string">
            <text:p>The &lt;param&gt; element defines parameters for plugins invoked by object elements.</text:p>
            <text:p>Point</text:p>
            <text:p/>
            <text:p><text:s text:c="4"/>It does not represent anything on its own. </text:p>
            <text:p/>
            <text:p><text:s text:c="4"/>The name attribute and the value attribute must be present. </text:p>
          </table:table-cell>
          <table:table-cell office:value-type="string">
            <text:p>name</text:p>
          </table:table-cell>
          <table:table-cell office:value-type="string">
            <text:p>Gives the name of the parameter.</text:p>
            <text:p>This attribute must be present. </text:p>
          </table:table-cell>
          <table:table-cell office:value-type="string">
            <text:p>value</text:p>
          </table:table-cell>
          <table:table-cell office:value-type="string">
            <text:p>Gives the value of the parameter.</text:p>
            <text:p>This attribute must be present. </text:p>
          </table:table-cell>
          <table:table-cell table:number-columns-repeated="47"/>
        </table:table-row>
        <table:table-row table:style-name="ro15">
          <table:table-cell office:value-type="string">
            <text:p>video</text:p>
          </table:table-cell>
          <table:table-cell office:value-type="string">
            <text:p>true</text:p>
          </table:table-cell>
          <table:table-cell office:value-type="string">
            <text:p>A &lt;video&gt; element is used for playing videos or movies.</text:p>
            <text:p/>
            <text:p/>
            <text:p/>
          </table:table-cell>
          <table:table-cell office:value-type="string">
            <text:p>src</text:p>
          </table:table-cell>
          <table:table-cell office:value-type="string">
            <text:p>The URL for the video. </text:p>
          </table:table-cell>
          <table:table-cell office:value-type="string">
            <text:p>autoplay</text:p>
          </table:table-cell>
          <table:table-cell office:value-type="string">
            <text:p>"autoplay" or "" (empty string) or empty</text:p>
            <text:p>Instructs the UA to automatically begin playback of the video as soon as it can do so without stopping. </text:p>
          </table:table-cell>
          <table:table-cell office:value-type="string">
            <text:p>preload</text:p>
          </table:table-cell>
          <table:table-cell office:value-type="string">
            <text:p>"none" or "metadata" or "auto" or "" (empty string) or empty</text:p>
            <text:p>Represents a hint to the UA about whether optimistic downloading of the video itself or its metadata is considered worthwhile.</text:p>
            <text:p/>
            <text:p><text:s text:c="4"/>"none": Hints to the UA that the user is not expected to need the video, or that minimizing unnecessary traffic is desirable.</text:p>
            <text:p><text:s text:c="4"/>"metadata": Hints to the UA that the user is not expected to need the video, but that fetching its metadata (dimensions, first frame, track list, duration, and so on) is desirable.</text:p>
            <text:p><text:s text:c="4"/>"auto": Hints to the UA that optimistically downloading the entire video is considered desirable.</text:p>
            <text:p><text:s text:c="4"/>Specifying the empty string is equivalent to specifying the value "auto". </text:p>
          </table:table-cell>
          <table:table-cell office:value-type="string">
            <text:p>controls</text:p>
          </table:table-cell>
          <table:table-cell office:value-type="string">
            <text:p>"controls" or "" (empty string) or empty</text:p>
            <text:p>Instructs the UA to expose a user interface for controlling playback of the video. </text:p>
          </table:table-cell>
          <table:table-cell office:value-type="string">
            <text:p>loop</text:p>
          </table:table-cell>
          <table:table-cell office:value-type="string">
            <text:p>"loop" or "" (empty string) or empty</text:p>
            <text:p>Instructs the UA to seek back to the start of the video upon reaching the end. </text:p>
          </table:table-cell>
          <table:table-cell office:value-type="string">
            <text:p>poster</text:p>
          </table:table-cell>
          <table:table-cell office:value-type="string">
            <text:p>URL potentially surrounded by spaces</text:p>
            <text:p>The address of an image file for the UA to show while no video data is available. </text:p>
          </table:table-cell>
          <table:table-cell office:value-type="string">
            <text:p>height</text:p>
          </table:table-cell>
          <table:table-cell office:value-type="string">
            <text:p>The height of the video, in CSS pixels. </text:p>
          </table:table-cell>
          <table:table-cell office:value-type="string">
            <text:p>width</text:p>
          </table:table-cell>
          <table:table-cell office:value-type="string">
            <text:p>The width of the video, in CSS pixels. </text:p>
          </table:table-cell>
          <table:table-cell office:value-type="string">
            <text:p>muted</text:p>
          </table:table-cell>
          <table:table-cell office:value-type="string">
            <text:p>"muted" or "" (empty string) or empty</text:p>
            <text:p>Represents the default state of the audio channel of the video, potentially overriding user preferences. </text:p>
          </table:table-cell>
          <table:table-cell office:value-type="string">
            <text:p>mediagroup</text:p>
          </table:table-cell>
          <table:table-cell office:value-type="string">
            <text:p>Instructs the UA to link multiple videos and/or audio streams together. </text:p>
          </table:table-cell>
          <table:table-cell table:number-columns-repeated="31"/>
        </table:table-row>
        <table:table-row table:style-name="ro15">
          <table:table-cell office:value-type="string">
            <text:p>audio</text:p>
          </table:table-cell>
          <table:table-cell office:value-type="string">
            <text:p>true</text:p>
          </table:table-cell>
          <table:table-cell office:value-type="string">
            <text:p>An &lt;audio&gt; element represents a sound or an audio stream. </text:p>
          </table:table-cell>
          <table:table-cell office:value-type="string">
            <text:p>src</text:p>
          </table:table-cell>
          <table:table-cell office:value-type="string">
            <text:p>The URL for the audio stream. </text:p>
          </table:table-cell>
          <table:table-cell office:value-type="string">
            <text:p>autoplay</text:p>
          </table:table-cell>
          <table:table-cell office:value-type="string">
            <text:p>"autoplay" or "" (empty string) or empty</text:p>
            <text:p>Instructs the UA to automatically begin playback of the video as soon as it can do so without stopping. </text:p>
          </table:table-cell>
          <table:table-cell office:value-type="string">
            <text:p>preload</text:p>
          </table:table-cell>
          <table:table-cell office:value-type="string">
            <text:p>"none" or "metadata" or "auto" or "" (empty string) or empty</text:p>
            <text:p>Represents a hint to the UA about whether optimistic downloading of the video itself or its metadata is considered worthwhile.</text:p>
            <text:p/>
            <text:p><text:s text:c="4"/>"none": Hints to the UA that the user is not expected to need the video, or that minimizing unnecessary traffic is desirable.</text:p>
            <text:p><text:s text:c="4"/>"metadata": Hints to the UA that the user is not expected to need the video, but that fetching its metadata (dimensions, first frame, track list, duration, and so on) is desirable.</text:p>
            <text:p><text:s text:c="4"/>"auto": Hints to the UA that optimistically downloading the entire video is considered desirable.</text:p>
            <text:p><text:s text:c="4"/>Specifying the empty string is equivalent to specifying the value "auto". </text:p>
          </table:table-cell>
          <table:table-cell office:value-type="string">
            <text:p>controls</text:p>
          </table:table-cell>
          <table:table-cell office:value-type="string">
            <text:p>"controls" or "" (empty string) or empty</text:p>
            <text:p>Instructs the UA to expose a user interface for controlling playback of the video. </text:p>
          </table:table-cell>
          <table:table-cell office:value-type="string">
            <text:p>loop</text:p>
          </table:table-cell>
          <table:table-cell office:value-type="string">
            <text:p>"loop" or "" (empty string) or empty</text:p>
            <text:p>Instructs the UA to seek back to the start of the video upon reaching the end. </text:p>
          </table:table-cell>
          <table:table-cell office:value-type="string">
            <text:p>mediagroup</text:p>
          </table:table-cell>
          <table:table-cell office:value-type="string">
            <text:p>Instructs the UA to link multiple videos and/or audio streams together. </text:p>
          </table:table-cell>
          <table:table-cell table:number-columns-repeated="39"/>
        </table:table-row>
        <table:table-row table:style-name="ro1">
          <table:table-cell office:value-type="string">
            <text:p>source</text:p>
          </table:table-cell>
          <table:table-cell office:value-type="string">
            <text:p>false</text:p>
          </table:table-cell>
          <table:table-cell office:value-type="string">
            <text:p>The source element enables multiple media sources to be specified for audio and video elements.</text:p>
          </table:table-cell>
          <table:table-cell office:value-type="string">
            <text:p>src</text:p>
          </table:table-cell>
          <table:table-cell office:value-type="string">
            <text:p>The address of the media source.</text:p>
          </table:table-cell>
          <table:table-cell office:value-type="string">
            <text:p>type</text:p>
          </table:table-cell>
          <table:table-cell office:value-type="string">
            <text:p>The type of the media source (used for helping the UA determine, before fetching this media source, if it can play it).</text:p>
          </table:table-cell>
          <table:table-cell office:value-type="string">
            <text:p>media</text:p>
          </table:table-cell>
          <table:table-cell office:value-type="string">
            <text:p>The intended media type of the media source (used for helping the UA determine, before fetching this media source, if it is useful to the user).</text:p>
          </table:table-cell>
          <table:table-cell table:number-columns-repeated="45"/>
        </table:table-row>
        <table:table-row table:style-name="ro10">
          <table:table-cell office:value-type="string">
            <text:p>track</text:p>
          </table:table-cell>
          <table:table-cell office:value-type="string">
            <text:p>false</text:p>
          </table:table-cell>
          <table:table-cell office:value-type="string">
            <text:p>The &lt;track&gt; element allows authors to specify explicit external timed tracks for media elements. It does not represent anything on its own. </text:p>
          </table:table-cell>
          <table:table-cell office:value-type="string">
            <text:p>kind</text:p>
          </table:table-cell>
          <table:table-cell office:value-type="string">
            <text:p>subtitles/ captions/ descriptions/ chapters/ metadata</text:p>
            <text:p/>
            <text:p><text:s text:c="4"/>subtitles</text:p>
            <text:p><text:s text:c="4"/>Transcription or translation of the dialogue, suitable for when the sound is available but not understood</text:p>
            <text:p><text:s text:c="4"/>captions</text:p>
            <text:p><text:s text:c="4"/>Transcription or translation of the dialogue, sound effects, relevant musical cues, and other relevant audio information, suitable for when the soundtrack is unavailable</text:p>
            <text:p><text:s text:c="4"/>descriptions</text:p>
            <text:p><text:s text:c="4"/>Textual descriptions of the video component of the media resource, intended for audio synthesis when the visual component is unavailable</text:p>
            <text:p><text:s text:c="4"/>chapters</text:p>
            <text:p><text:s text:c="4"/>Chapter titles, intended to be used for navigating the media resource.</text:p>
            <text:p><text:s text:c="4"/>metadatas</text:p>
            <text:p><text:s text:c="4"/>Tracks intended for use from script. </text:p>
          </table:table-cell>
          <table:table-cell office:value-type="string">
            <text:p>src</text:p>
          </table:table-cell>
          <table:table-cell office:value-type="string">
            <text:p><text:s text:c="4"/>Gives the address of the timed track data.</text:p>
            <text:p><text:s text:c="4"/>This attribute must be present. </text:p>
            <text:p/>
            <text:p/>
            <text:p/>
          </table:table-cell>
          <table:table-cell office:value-type="string">
            <text:p>charset</text:p>
          </table:table-cell>
          <table:table-cell office:value-type="string">
            <text:p>character encoding name </text:p>
          </table:table-cell>
          <table:table-cell office:value-type="string">
            <text:p>srclang</text:p>
          </table:table-cell>
          <table:table-cell office:value-type="string">
            <text:p>Gives the language of the timed track data.</text:p>
            <text:p>This attribute must be present if the element's kind attribute is in the subtitles state. </text:p>
          </table:table-cell>
          <table:table-cell office:value-type="string">
            <text:p>label</text:p>
          </table:table-cell>
          <table:table-cell office:value-type="string">
            <text:p>Gives a user-readable title for the track. </text:p>
          </table:table-cell>
          <table:table-cell table:number-columns-repeated="41"/>
        </table:table-row>
        <table:table-row table:style-name="ro1">
          <table:table-cell office:value-type="string">
            <text:p>canvas</text:p>
          </table:table-cell>
          <table:table-cell office:value-type="string">
            <text:p>true</text:p>
          </table:table-cell>
          <table:table-cell office:value-type="string">
            <text:p>A &lt;canvas&gt; element provides scripts with a resolution-dependent bitmap canvas, which can be used for rendering graphs, game graphics, or other visual images on the fly. </text:p>
          </table:table-cell>
          <table:table-cell office:value-type="string">
            <text:p>width</text:p>
          </table:table-cell>
          <table:table-cell office:value-type="string">
            <text:p>The width of the canvas, in CSS pixels. </text:p>
          </table:table-cell>
          <table:table-cell office:value-type="string">
            <text:p>height</text:p>
          </table:table-cell>
          <table:table-cell office:value-type="string">
            <text:p>The height of the canvas, in CSS pixels. </text:p>
          </table:table-cell>
          <table:table-cell table:number-columns-repeated="47"/>
        </table:table-row>
        <table:table-row table:style-name="ro14">
          <table:table-cell office:value-type="string">
            <text:p>map</text:p>
          </table:table-cell>
          <table:table-cell office:value-type="string">
            <text:p>true</text:p>
          </table:table-cell>
          <table:table-cell office:value-type="string">
            <text:p>The &lt;map&gt; element, in conjunction with any area element descendants, defines an image map.</text:p>
            <text:p>Point</text:p>
            <text:p/>
            <text:p><text:s text:c="4"/>An image, in the form of an img element or an object element representing an image, may be associated with an image map (in the form of a map element) by specifying a usemap attribute on the img or object element.</text:p>
          </table:table-cell>
          <table:table-cell office:value-type="string">
            <text:p>name</text:p>
          </table:table-cell>
          <table:table-cell office:value-type="string">
            <text:p>Gives the map a name so that it can be referenced.</text:p>
            <text:p>The attribute must be present and must have a non-empty value with no space characters.</text:p>
            <text:p>The value of the name attribute must not be a compatibility-caseless match for the value of the name attribute of another map element in the same document.</text:p>
            <text:p>If the id attribute is also specified, both attributes must have the same value. </text:p>
          </table:table-cell>
          <table:table-cell table:number-columns-repeated="49"/>
        </table:table-row>
        <table:table-row table:style-name="ro19">
          <table:table-cell office:value-type="string">
            <text:p>area</text:p>
          </table:table-cell>
          <table:table-cell office:value-type="string">
            <text:p>false</text:p>
          </table:table-cell>
          <table:table-cell office:value-type="string">
            <text:p>The &lt;area&gt; element represents either a hyperlink with some text and a corresponding area on an image map, or a dead area on an image map. </text:p>
          </table:table-cell>
          <table:table-cell office:value-type="string">
            <text:p>alt</text:p>
          </table:table-cell>
          <table:table-cell office:value-type="string">
            <text:p><text:s text:c="4"/>If the area element has a href attribute, the alt attribute must be present.</text:p>
            <text:p><text:s text:c="4"/>The alt attribute may be left blank if there is another area element in the same image map that points to the same resource and has a non-blank alt attribute. </text:p>
            <text:p/>
            <text:p/>
            <text:p/>
          </table:table-cell>
          <table:table-cell office:value-type="string">
            <text:p>coords</text:p>
          </table:table-cell>
          <table:table-cell office:value-type="string">
            <text:p><text:s text:c="4"/>This attribute gives the coordinates for the shape described by the shape attribute. The processing for this attribute is described as part of the image map processing model.</text:p>
            <text:p><text:s text:c="8"/>In the circle state</text:p>
            <text:p><text:s text:c="8"/>The area elements must have a coords attribute present, with three integers, the last of which must be non-negative.</text:p>
            <text:p><text:s text:c="12"/>distance in CSS pixels from the left edge of the image to the center of the circle</text:p>
            <text:p><text:s text:c="12"/>distance in CSS pixels from the top edge of the image to the center of the circle</text:p>
            <text:p><text:s text:c="12"/>radius of the circle </text:p>
            <text:p/>
            <text:p><text:s text:c="8"/>In the polygon state</text:p>
            <text:p><text:s text:c="8"/>The area elements must have a coords attribute with at least six integers, and the number of integers must be even. Each pair of integers must represent a coordinate given as the distances from the left and the top of the image in CSS pixels respectively, and all the coordinates together must represent the points of the polygon, in order.</text:p>
            <text:p><text:s text:c="8"/>In the rectangle state</text:p>
            <text:p><text:s text:c="8"/>The area elements must have a coords attribute with exactly four integers. the first of which must be less than the third, and the second of which must be less than the fourth.</text:p>
            <text:p><text:s text:c="12"/>distance from the left edge of the image to the left side of the rectangle</text:p>
            <text:p><text:s text:c="12"/>distance from the top edge to the top side</text:p>
            <text:p><text:s text:c="12"/>distance from the left edge to the right side</text:p>
            <text:p><text:s text:c="12"/>distance from the top edge to the bottom side </text:p>
            <text:p/>
          </table:table-cell>
          <table:table-cell office:value-type="string">
            <text:p>shape</text:p>
          </table:table-cell>
          <table:table-cell office:value-type="string">
            <text:p>circle/ poly/ rect/ default</text:p>
            <text:p/>
            <text:p><text:s text:c="4"/>circle</text:p>
            <text:p><text:s text:c="4"/>Circle keyword represents circle state.</text:p>
            <text:p><text:s text:c="4"/>poly</text:p>
            <text:p><text:s text:c="4"/>Poly keyword represents polygon state.</text:p>
            <text:p><text:s text:c="4"/>rect</text:p>
            <text:p><text:s text:c="4"/>Rect keyword represents rectangle state.</text:p>
            <text:p><text:s text:c="4"/>default</text:p>
            <text:p><text:s text:c="4"/>The area is the whole image. area elements must not have a coords attribute. </text:p>
          </table:table-cell>
          <table:table-cell office:value-type="string">
            <text:p>hreflang</text:p>
          </table:table-cell>
          <table:table-cell office:value-type="string">
            <text:p>A URL that provides the destination of the hyperlink. If the href attribute is not specified, the element represents a placeholder hyperlink. </text:p>
          </table:table-cell>
          <table:table-cell office:value-type="string">
            <text:p>target</text:p>
          </table:table-cell>
          <table:table-cell office:value-type="string">
            <text:p>A name or keyword giving a browsing context for UAs to use when following the hyperlink.</text:p>
            <text:p>The target attribute on the a element was deprecated in a previous version of HTML, but is no longer deprecated, as it is useful in Web applications, particularly in combination with the iframe element.</text:p>
            <text:p>Any string that is either of the following:</text:p>
            <text:p/>
            <text:p><text:s text:c="4"/>a browsing-context name</text:p>
            <text:p><text:s text:c="4"/>any case-insensitive match for one of the following literal strings: "_blank", "_self", "_parent", or "_top". </text:p>
          </table:table-cell>
          <table:table-cell office:value-type="string">
            <text:p>rel</text:p>
          </table:table-cell>
          <table:table-cell office:value-type="string">
            <text:p>A list of tokens that specify the relationship between the document containing the hyperlink and the destination indicated by the hyperlink. </text:p>
          </table:table-cell>
          <table:table-cell office:value-type="string">
            <text:p>hreflang</text:p>
          </table:table-cell>
          <table:table-cell office:value-type="string">
            <text:p>The language of the destination of the hyperlink.</text:p>
            <text:p>A valid language tag, as defined in [BCP47]. </text:p>
          </table:table-cell>
          <table:table-cell office:value-type="string">
            <text:p>media</text:p>
          </table:table-cell>
          <table:table-cell office:value-type="string">
            <text:p>The media for which the destination of the hyperlink was designed.</text:p>
            <text:p>A valid media query list, as defined in [MediaQueries]. </text:p>
          </table:table-cell>
          <table:table-cell office:value-type="string">
            <text:p>type</text:p>
          </table:table-cell>
          <table:table-cell office:value-type="string">
            <text:p>The MIME type of the destination of the hyperlink.</text:p>
            <text:p>A string that identifies a valid MIME media type, as defined in [RFC2046]. </text:p>
          </table:table-cell>
          <table:table-cell table:number-columns-repeated="33"/>
        </table:table-row>
        <table:table-row table:style-name="ro1">
          <table:table-cell office:value-type="string">
            <text:p>math</text:p>
          </table:table-cell>
          <table:table-cell office:value-type="string">
            <text:p>true</text:p>
          </table:table-cell>
          <table:table-cell office:value-type="string">
            <text:p>The &lt;math&gt; element represents the root of a MathML fragment. </text:p>
          </table:table-cell>
          <table:table-cell table:number-columns-repeated="51"/>
        </table:table-row>
        <table:table-row table:style-name="ro1">
          <table:table-cell office:value-type="string">
            <text:p>svg</text:p>
          </table:table-cell>
          <table:table-cell office:value-type="string">
            <text:p>true</text:p>
          </table:table-cell>
          <table:table-cell office:value-type="string">
            <text:p>The &lt;svg&gt; element represents the root of a Scalable Vector Graphics (SVG) fragment. </text:p>
          </table:table-cell>
          <table:table-cell table:number-columns-repeated="51"/>
        </table:table-row>
        <table:table-row table:style-name="ro7">
          <table:table-cell office:value-type="string">
            <text:p>table</text:p>
          </table:table-cell>
          <table:table-cell office:value-type="string">
            <text:p>true</text:p>
          </table:table-cell>
          <table:table-cell office:value-type="string">
            <text:p>The &lt;table&gt; element represents data with more than one dimension, in the form of a table.</text:p>
            <text:p>Point</text:p>
            <text:p/>
            <text:p><text:s text:c="4"/>Tables must not be used as layout aids. There are a variety of alternatives to using HTML tables for layout, primarily using CSS positioning and the CSS table model.</text:p>
            <text:p><text:s text:c="4"/>Users might have difficulty understanding the content, authors should include explanatory information introducing the table. This information is useful for all users, but is especially useful for users who cannot see the table, e.g. users of screen readers.</text:p>
            <text:p><text:s text:c="4"/>Tables have rows and columns given by their descendants. A table must not have an empty row or column. </text:p>
          </table:table-cell>
          <table:table-cell office:value-type="string">
            <text:p>summary</text:p>
          </table:table-cell>
          <table:table-cell office:value-type="string">
            <text:p>explanatory information introducing the table </text:p>
          </table:table-cell>
          <table:table-cell table:number-columns-repeated="49"/>
        </table:table-row>
        <table:table-row table:style-name="ro11">
          <table:table-cell office:value-type="string">
            <text:p>caption</text:p>
          </table:table-cell>
          <table:table-cell office:value-type="string">
            <text:p>true</text:p>
          </table:table-cell>
          <table:table-cell office:value-type="string">
            <text:p>The &lt;caption&gt; element represents the title of the table that is its parent, if it has a parent and that is a table element.</text:p>
            <text:p>Point</text:p>
            <text:p/>
            <text:p><text:s text:c="4"/>A caption can introduce context for a table, making it significantly easier to understand.</text:p>
            <text:p><text:s text:c="4"/>When a table element is the only content in a figure element other than the figcaption, the caption element should be omitted in favor of the figcaption.</text:p>
          </table:table-cell>
          <table:table-cell table:number-columns-repeated="51"/>
        </table:table-row>
        <table:table-row table:style-name="ro11">
          <table:table-cell office:value-type="string">
            <text:p>colgroup</text:p>
          </table:table-cell>
          <table:table-cell office:value-type="string">
            <text:p>true</text:p>
          </table:table-cell>
          <table:table-cell office:value-type="string">
            <text:p>The &lt;colgroup&gt; element represents a group of one or more columns in the table that is its parent.</text:p>
            <text:p>Point</text:p>
            <text:p/>
            <text:p><text:s text:c="4"/>As a child of a table element, after any caption elements and before any thead, tbody, tfoot, and tr elements.</text:p>
            <text:p><text:s text:c="4"/>If the colgroup element contains no col elements, then the element may have a span content attribute specified.</text:p>
          </table:table-cell>
          <table:table-cell office:value-type="string">
            <text:p>span</text:p>
          </table:table-cell>
          <table:table-cell office:value-type="string">
            <text:p>valid non-negative integer </text:p>
          </table:table-cell>
          <table:table-cell table:number-columns-repeated="49"/>
        </table:table-row>
        <table:table-row table:style-name="ro14">
          <table:table-cell office:value-type="string">
            <text:p>col</text:p>
          </table:table-cell>
          <table:table-cell office:value-type="string">
            <text:p>true</text:p>
          </table:table-cell>
          <table:table-cell office:value-type="string">
            <text:p>The &lt;col&gt; element represents one or more columns in the column group represented by that colgroup.</text:p>
            <text:p>Point</text:p>
            <text:p/>
            <text:p><text:s text:c="4"/>As a child of a colgroup element that doesn't have a span attribute. </text:p>
          </table:table-cell>
          <table:table-cell office:value-type="string">
            <text:p>span</text:p>
          </table:table-cell>
          <table:table-cell office:value-type="string">
            <text:p>valid non-negative integer </text:p>
          </table:table-cell>
          <table:table-cell table:number-columns-repeated="49"/>
        </table:table-row>
        <table:table-row table:style-name="ro14">
          <table:table-cell office:value-type="string">
            <text:p>tbody</text:p>
          </table:table-cell>
          <table:table-cell office:value-type="string">
            <text:p>true</text:p>
          </table:table-cell>
          <table:table-cell office:value-type="string">
            <text:p>The &lt;tbody&gt; element represents a block of rows that consist of a body of data for the parent table element, if the tbody element has a parent and it is a table.</text:p>
            <text:p>Point</text:p>
            <text:p/>
            <text:p><text:s text:c="4"/>As a child of a table element, after any caption, colgroup, and thead elements, but only if there are no tr elements that are children of the table element.</text:p>
          </table:table-cell>
          <table:table-cell table:number-columns-repeated="51"/>
        </table:table-row>
        <table:table-row table:style-name="ro14">
          <table:table-cell office:value-type="string">
            <text:p>thead</text:p>
          </table:table-cell>
          <table:table-cell office:value-type="string">
            <text:p>true</text:p>
          </table:table-cell>
          <table:table-cell office:value-type="string">
            <text:p>The &lt;thead&gt; element represents the block of rows that consist of the column labels (headers) for the parent table element, if the thead element has a parent and it is a table.</text:p>
            <text:p>Point</text:p>
            <text:p/>
            <text:p><text:s text:c="4"/>As a child of a table element, after any caption, and colgroup elements and before any tbody, tfoot, and tr elements, but only if there are no other thead elements that are children of the table element.</text:p>
          </table:table-cell>
          <table:table-cell table:number-columns-repeated="51"/>
        </table:table-row>
        <table:table-row table:style-name="ro11">
          <table:table-cell office:value-type="string">
            <text:p>tfoot</text:p>
          </table:table-cell>
          <table:table-cell office:value-type="string">
            <text:p>true</text:p>
          </table:table-cell>
          <table:table-cell office:value-type="string">
            <text:p>The &lt;tfoot&gt; element represents the block of rows that consist of the column summaries (footers) for the parent table element, if the tfoot element has a parent and it is a table.</text:p>
            <text:p>Point</text:p>
            <text:p/>
            <text:p><text:s text:c="4"/>As a child of a table element, after any caption, colgroup, and thead elements and before any tbody and tr elements, but only if there are no other tfoot elements that are children of the table element.</text:p>
            <text:p><text:s text:c="4"/>Or, as a child of a table element, after any caption, colgroup, thead, tbody, and tr elements, but only if there are no other tfoot elements that are children of the table element. </text:p>
          </table:table-cell>
          <table:table-cell table:number-columns-repeated="51"/>
        </table:table-row>
        <table:table-row table:style-name="ro1">
          <table:table-cell office:value-type="string">
            <text:p>tr</text:p>
          </table:table-cell>
          <table:table-cell office:value-type="string">
            <text:p>true</text:p>
          </table:table-cell>
          <table:table-cell office:value-type="string">
            <text:p>The &lt;tr&gt; element represents a row of cells in a table. </text:p>
          </table:table-cell>
          <table:table-cell table:number-columns-repeated="51"/>
        </table:table-row>
        <table:table-row table:style-name="ro1">
          <table:table-cell office:value-type="string">
            <text:p>td</text:p>
          </table:table-cell>
          <table:table-cell office:value-type="string">
            <text:p>true</text:p>
          </table:table-cell>
          <table:table-cell office:value-type="string">
            <text:p>The &lt;td&gt; element represents a data cell in a table. </text:p>
          </table:table-cell>
          <table:table-cell office:value-type="string">
            <text:p>colspan</text:p>
          </table:table-cell>
          <table:table-cell office:value-type="string">
            <text:p>This attribute gives the number of columns respectively that the cell is to span.</text:p>
          </table:table-cell>
          <table:table-cell office:value-type="string">
            <text:p>rowspan</text:p>
          </table:table-cell>
          <table:table-cell office:value-type="string">
            <text:p>This attribute gives the number of rows respectively that the cell is to span. </text:p>
          </table:table-cell>
          <table:table-cell office:value-type="string">
            <text:p>headers</text:p>
          </table:table-cell>
          <table:table-cell office:value-type="string">
            <text:p>The value of this attribute must have the value of an id attribute of the th element that is targeted.</text:p>
          </table:table-cell>
          <table:table-cell table:number-columns-repeated="45"/>
        </table:table-row>
        <table:table-row table:style-name="ro8">
          <table:table-cell office:value-type="string">
            <text:p>th</text:p>
          </table:table-cell>
          <table:table-cell office:value-type="string">
            <text:p>true</text:p>
          </table:table-cell>
          <table:table-cell office:value-type="string">
            <text:p>The &lt;th&gt; element represents a header cell in a table. </text:p>
          </table:table-cell>
          <table:table-cell office:value-type="string">
            <text:p>colspan</text:p>
          </table:table-cell>
          <table:table-cell office:value-type="string">
            <text:p>This attribute gives the number of columns respectively that the cell is to span.</text:p>
          </table:table-cell>
          <table:table-cell office:value-type="string">
            <text:p>rowspan</text:p>
          </table:table-cell>
          <table:table-cell office:value-type="string">
            <text:p>This attribute gives the number of rows respectively that the cell is to span. </text:p>
          </table:table-cell>
          <table:table-cell office:value-type="string">
            <text:p>headers</text:p>
          </table:table-cell>
          <table:table-cell office:value-type="string">
            <text:p>The value of this attribute must have the value of an id attribute of the th element that is targeted.</text:p>
          </table:table-cell>
          <table:table-cell office:value-type="string">
            <text:p>scope</text:p>
          </table:table-cell>
          <table:table-cell office:value-type="string">
            <text:p>row/ col/ rowgroup/ colgroup</text:p>
            <text:p>The scope attribute specifies the cell which the influence of headding cell reaches. </text:p>
            <text:p/>
            <text:p><text:s text:c="4"/>row</text:p>
            <text:p><text:s text:c="4"/>The header cell applies to some of the subsequent cells in the same row(s).</text:p>
            <text:p><text:s text:c="4"/>col</text:p>
            <text:p><text:s text:c="4"/>The header cell applies to some of the subsequent cells in the same column(s).</text:p>
            <text:p><text:s text:c="4"/>rowgroup</text:p>
            <text:p><text:s text:c="4"/>The header cell applies to all the remaining cells in the row group. A th element's scope attribute must not be in the row group state if the element is not anchored in a row group.</text:p>
            <text:p><text:s text:c="4"/>colgroup</text:p>
            <text:p><text:s text:c="4"/>The header cell applies to all the remaining cells in the column group. A th element's scope attribute must not be in the column group state if the element is not anchored in a column group. </text:p>
          </table:table-cell>
          <table:table-cell table:number-columns-repeated="43"/>
        </table:table-row>
        <table:table-row table:style-name="ro3">
          <table:table-cell office:value-type="string">
            <text:p>form</text:p>
          </table:table-cell>
          <table:table-cell office:value-type="string">
            <text:p>true</text:p>
          </table:table-cell>
          <table:table-cell office:value-type="string">
            <text:p>The form element represents a user-submittable form.</text:p>
            <text:p>Point</text:p>
            <text:p/>
            <text:p><text:s text:c="4"/>Some of which can represent editable values that can be submitted to a server for processing. </text:p>
            <text:p/>
            <text:p/>
            <text:p/>
          </table:table-cell>
          <table:table-cell office:value-type="string">
            <text:p>action</text:p>
          </table:table-cell>
          <table:table-cell office:value-type="string">
            <text:p>Specify the form-submission action for the element. </text:p>
          </table:table-cell>
          <table:table-cell office:value-type="string">
            <text:p>method</text:p>
          </table:table-cell>
          <table:table-cell office:value-type="string">
            <text:p>get/ post</text:p>
            <text:p>Specify the HTTP method with which a UA is meant to associate this element for form submission.</text:p>
            <text:p>The missing value default for this attributes is the GET state.</text:p>
            <text:p/>
            <text:p><text:s text:c="4"/>get</text:p>
            <text:p><text:s text:c="4"/>Indicating the HTTP GET method.</text:p>
            <text:p><text:s text:c="4"/>post</text:p>
            <text:p><text:s text:c="4"/>Indicating the HTTP POST method. </text:p>
          </table:table-cell>
          <table:table-cell office:value-type="string">
            <text:p>autocomplete</text:p>
          </table:table-cell>
          <table:table-cell office:value-type="string">
            <text:p>on/ off</text:p>
            <text:p>Specifies whether the element represents a form for which by default a UA is meant to store the values entered into its input elements by the user (so that the UA can pre-fill the form later).</text:p>
            <text:p/>
            <text:p><text:s text:c="4"/>on</text:p>
            <text:p><text:s text:c="4"/>The on state indicates that the value is not particularly sensitive and the user can expect to be able to rely on his user agent to remember values he has entered for that control.</text:p>
            <text:p><text:s text:c="4"/>off</text:p>
            <text:p><text:s text:c="4"/>The off state indicates either that the control's input data is particularly sensitive (for example the activation code for a nuclear weapon); or that it is a value that will never be reused (for example a one-time-key for a bank login) and the user will therefore have to explicitly enter the data each time, instead of being able to rely on the UA to prefill the value for him; or that the document provides its own autocomplete mechanism and does not want the user agent to provide autocompletion values. </text:p>
          </table:table-cell>
          <table:table-cell office:value-type="string">
            <text:p>enctype</text:p>
          </table:table-cell>
          <table:table-cell office:value-type="string">
            <text:p>application/x-www-form-urlencoded / multipart/form-data / text/plain</text:p>
            <text:p>Specfy a MIME type with which a UA is meant to associate this element for form submission.</text:p>
            <text:p>The missing value default for these attributes is the application/x-www-form-urlencoded state.</text:p>
            <text:p/>
            <text:p><text:s text:c="4"/>application/x-www-form-urlencoded</text:p>
            <text:p><text:s text:c="4"/>multipart/form-data</text:p>
            <text:p><text:s text:c="4"/>text/plain </text:p>
          </table:table-cell>
          <table:table-cell office:value-type="string">
            <text:p>accept-charset</text:p>
          </table:table-cell>
          <table:table-cell office:value-type="string">
            <text:p>gives the character encodings that are to be used for the submission. </text:p>
          </table:table-cell>
          <table:table-cell office:value-type="string">
            <text:p>name</text:p>
          </table:table-cell>
          <table:table-cell office:value-type="string">
            <text:p><text:s text:c="4"/>Gives the name of the input element. </text:p>
            <text:p/>
            <text:p/>
            <text:p/>
          </table:table-cell>
          <table:table-cell office:value-type="string">
            <text:p>novalidate</text:p>
          </table:table-cell>
          <table:table-cell office:value-type="string">
            <text:p>If present, they indicate that the form is not to be validated during submission. </text:p>
          </table:table-cell>
          <table:table-cell office:value-type="string">
            <text:p>target</text:p>
          </table:table-cell>
          <table:table-cell office:value-type="string">
            <text:p>Specfy a browsing context name or keyword that represents the target of the control. </text:p>
          </table:table-cell>
          <table:table-cell table:number-columns-repeated="35"/>
        </table:table-row>
        <table:table-row table:style-name="ro15">
          <table:table-cell office:value-type="string">
            <text:p>fieldset</text:p>
          </table:table-cell>
          <table:table-cell office:value-type="string">
            <text:p>true</text:p>
          </table:table-cell>
          <table:table-cell office:value-type="string">
            <text:p>The &lt;fieldset&gt; element represents a set of form controls optionally grouped under a common name.</text:p>
            <text:p>Point</text:p>
            <text:p/>
            <text:p><text:s text:c="4"/>The name of the group is given by the first legend element that is a child of the fieldset element, if any. The remainder of the descendants form the group. </text:p>
            <text:p/>
            <text:p/>
            <text:p/>
          </table:table-cell>
          <table:table-cell office:value-type="string">
            <text:p>disabled</text:p>
          </table:table-cell>
          <table:table-cell office:value-type="string">
            <text:p>When specified, causes all the form control descendants of the fieldset element, excluding those that are descendants of the fieldset element's first legend element child, if any, to be disabled. </text:p>
          </table:table-cell>
          <table:table-cell office:value-type="string">
            <text:p>form</text:p>
          </table:table-cell>
          <table:table-cell office:value-type="string">
            <text:p>Associate the fieldset element with its form owner. </text:p>
          </table:table-cell>
          <table:table-cell office:value-type="string">
            <text:p>name</text:p>
          </table:table-cell>
          <table:table-cell office:value-type="string">
            <text:p>Represents the element's name. </text:p>
          </table:table-cell>
          <table:table-cell table:number-columns-repeated="45"/>
        </table:table-row>
        <table:table-row table:style-name="ro1">
          <table:table-cell office:value-type="string">
            <text:p>legend</text:p>
          </table:table-cell>
          <table:table-cell office:value-type="string">
            <text:p>true</text:p>
          </table:table-cell>
          <table:table-cell office:value-type="string">
            <text:p>The &lt;legend&gt; element represents a caption for the rest of the contents of the legend element's parent fieldset element. </text:p>
          </table:table-cell>
          <table:table-cell table:number-columns-repeated="51"/>
        </table:table-row>
        <table:table-row table:style-name="ro7">
          <table:table-cell office:value-type="string">
            <text:p>label</text:p>
          </table:table-cell>
          <table:table-cell office:value-type="string">
            <text:p>true</text:p>
          </table:table-cell>
          <table:table-cell office:value-type="string">
            <text:p>The &lt;label&gt; element represents a caption in a user interface.</text:p>
            <text:p>Point</text:p>
            <text:p/>
            <text:p><text:s text:c="4"/>The caption can be associated with a specific form control:</text:p>
            <text:p><text:s text:c="8"/>Using for attribute</text:p>
            <text:p><text:s text:c="8"/>By putting the form control inside the label element itself.</text:p>
          </table:table-cell>
          <table:table-cell office:value-type="string">
            <text:p>for</text:p>
          </table:table-cell>
          <table:table-cell office:value-type="string">
            <text:p>Specified to indicate a form control with which the caption is to be associated.</text:p>
            <text:p>The attribute's value must be the ID of a labelable form-associated element in the same Document as the label element. </text:p>
          </table:table-cell>
          <table:table-cell office:value-type="string">
            <text:p>form</text:p>
          </table:table-cell>
          <table:table-cell office:value-type="string">
            <text:p>Associate the fieldset element with its form owner. </text:p>
          </table:table-cell>
          <table:table-cell table:number-columns-repeated="47"/>
        </table:table-row>
        <table:table-row table:style-name="ro20">
          <table:table-cell office:value-type="string">
            <text:p>input</text:p>
          </table:table-cell>
          <table:table-cell office:value-type="string">
            <text:p>false</text:p>
          </table:table-cell>
          <table:table-cell office:value-type="string">
            <text:p>The &lt;input&gt; element represents a typed data field, usually with a form control to allow the user to edit the data. </text:p>
          </table:table-cell>
          <table:table-cell office:value-type="string">
            <text:p>type</text:p>
          </table:table-cell>
          <table:table-cell office:value-type="string">
            <text:p>Keyword <text:tab/>State <text:tab/>Data type <text:tab/>Control type</text:p>
            <text:p>hidden <text:tab/>Hidden <text:tab/>An arbitrary string <text:tab/>n/a</text:p>
            <text:p>text <text:tab/>Text <text:tab/>Text with no line breaks <text:tab/>Text field</text:p>
            <text:p>search <text:tab/>Search <text:tab/>Text with no line breaks <text:tab/>Search field</text:p>
            <text:p>tel <text:tab/>Telephone <text:tab/>Text with no line breaks <text:tab/>A text field</text:p>
            <text:p>url <text:tab/>URL <text:tab/>An absolute IRI <text:tab/>A text field</text:p>
            <text:p>email <text:tab/>E-mail <text:tab/>An e-mail address or list of e-mail addresses <text:tab/>A text field</text:p>
            <text:p>password <text:tab/>Password <text:tab/>Text with no line breaks (sensitive information) <text:tab/>Text field that obscures data entry</text:p>
            <text:p>datetime <text:tab/>Date and Time <text:tab/>A date and time (year, month, day, hour, minute, second, fraction of a second) with the time zone set to UTC <text:tab/>A date and time control</text:p>
            <text:p>date <text:tab/>Date <text:tab/>A date (year, month, day) with no time zone <text:tab/>A date control</text:p>
            <text:p>month <text:tab/>Month <text:tab/>A date consisting of a year and a month with no time zone <text:tab/>A month control</text:p>
            <text:p>week <text:tab/>Week <text:tab/>A date consisting of a week-year number and a week number with no time zone <text:tab/>A week control</text:p>
            <text:p>time <text:tab/>Time <text:tab/>A time (hour, minute, seconds, fractional seconds) with no time zone <text:tab/>A time control</text:p>
            <text:p>datetime-local <text:tab/>Local Date and Time <text:tab/>A date and time (year, month, day, hour, minute, second, fraction of a second) with no time zone <text:tab/>A date and time control</text:p>
            <text:p>number <text:tab/>Number <text:tab/>A numerical value <text:tab/>A text field or spinner control</text:p>
            <text:p>range <text:tab/>Range <text:tab/>A numerical value, with the extra semantic that the exact value is not important <text:tab/>A slider control or similar</text:p>
            <text:p>color <text:tab/>Color <text:tab/>An sRGB color with 8-bit red, green, and blue components <text:tab/>A color well</text:p>
            <text:p>checkbox <text:tab/>Checkbox <text:tab/>A set of zero or more values from a predefined list <text:tab/>A checkbox</text:p>
            <text:p>radio <text:tab/>Radio Button <text:tab/>An enumerated value <text:tab/>A radio button</text:p>
            <text:p>file <text:tab/>File Upload <text:tab/>Zero or more files each with a MIME type and optionally a file name <text:tab/>A label and a button</text:p>
            <text:p>submit <text:tab/>Submit Button <text:tab/>An enumerated value, with the extra semantic that it must be the last value selected and initiates form submission <text:tab/>A button</text:p>
            <text:p>image <text:tab/>Image Button <text:tab/>A coordinate, relative to a particular image's size, with the extra semantic that it must be the last value selected and initiates form submission <text:tab/>Either a clickable image, or a button</text:p>
            <text:p>reset <text:tab/>Reset Button <text:tab/>n/a <text:tab/>A button</text:p>
            <text:p>button <text:tab/>Button <text:tab/>n/a <text:tab/>A button </text:p>
          </table:table-cell>
          <table:table-cell office:value-type="string">
            <text:p>name</text:p>
          </table:table-cell>
          <table:table-cell office:value-type="string">
            <text:p>Gives the name of the input element. </text:p>
          </table:table-cell>
          <table:table-cell office:value-type="string">
            <text:p>value</text:p>
          </table:table-cell>
          <table:table-cell office:value-type="string">
            <text:p>Gives the default value of the input element. </text:p>
          </table:table-cell>
          <table:table-cell office:value-type="string">
            <text:p>accept</text:p>
          </table:table-cell>
          <table:table-cell office:value-type="string">
            <text:p>Only used on file upload</text:p>
          </table:table-cell>
          <table:table-cell office:value-type="string">
            <text:p>alt</text:p>
          </table:table-cell>
          <table:table-cell office:value-type="string">
            <text:p>Only used when type is « imagebutton »</text:p>
          </table:table-cell>
          <table:table-cell office:value-type="string">
            <text:p>autocomplete</text:p>
          </table:table-cell>
          <table:table-cell/>
          <table:table-cell office:value-type="string">
            <text:p>checked</text:p>
          </table:table-cell>
          <table:table-cell/>
          <table:table-cell office:value-type="string">
            <text:p>formaction</text:p>
          </table:table-cell>
          <table:table-cell/>
          <table:table-cell office:value-type="string">
            <text:p>formenctype</text:p>
          </table:table-cell>
          <table:table-cell/>
          <table:table-cell office:value-type="string">
            <text:p>formmethod</text:p>
          </table:table-cell>
          <table:table-cell/>
          <table:table-cell office:value-type="string">
            <text:p>formnovalidate</text:p>
          </table:table-cell>
          <table:table-cell/>
          <table:table-cell office:value-type="string">
            <text:p>formtarget</text:p>
          </table:table-cell>
          <table:table-cell/>
          <table:table-cell office:value-type="string">
            <text:p>height</text:p>
          </table:table-cell>
          <table:table-cell/>
          <table:table-cell office:value-type="string">
            <text:p>width</text:p>
          </table:table-cell>
          <table:table-cell/>
          <table:table-cell office:value-type="string">
            <text:p>list</text:p>
          </table:table-cell>
          <table:table-cell/>
          <table:table-cell office:value-type="string">
            <text:p>max</text:p>
          </table:table-cell>
          <table:table-cell/>
          <table:table-cell office:value-type="string">
            <text:p>maxlength</text:p>
          </table:table-cell>
          <table:table-cell/>
          <table:table-cell office:value-type="string">
            <text:p>min</text:p>
          </table:table-cell>
          <table:table-cell/>
          <table:table-cell office:value-type="string">
            <text:p>multiple</text:p>
          </table:table-cell>
          <table:table-cell/>
          <table:table-cell office:value-type="string">
            <text:p>pattern</text:p>
          </table:table-cell>
          <table:table-cell/>
          <table:table-cell office:value-type="string">
            <text:p>placeholder</text:p>
          </table:table-cell>
          <table:table-cell/>
          <table:table-cell office:value-type="string">
            <text:p>readonly</text:p>
          </table:table-cell>
          <table:table-cell/>
          <table:table-cell office:value-type="string">
            <text:p>required</text:p>
          </table:table-cell>
          <table:table-cell/>
          <table:table-cell office:value-type="string">
            <text:p>size</text:p>
          </table:table-cell>
          <table:table-cell/>
          <table:table-cell office:value-type="string">
            <text:p>src</text:p>
          </table:table-cell>
          <table:table-cell/>
          <table:table-cell office:value-type="string">
            <text:p>step</text:p>
          </table:table-cell>
        </table:table-row>
        <table:table-row table:style-name="ro11">
          <table:table-cell office:value-type="string">
            <text:p>button</text:p>
          </table:table-cell>
          <table:table-cell office:value-type="string">
            <text:p>true</text:p>
          </table:table-cell>
          <table:table-cell office:value-type="string">
            <text:p>The &lt;button&gt; element represents a button. </text:p>
          </table:table-cell>
          <table:table-cell office:value-type="string">
            <text:p>type</text:p>
          </table:table-cell>
          <table:table-cell office:value-type="string">
            <text:p>submit/ reset/ button</text:p>
            <text:p>The missing value default is the Submit Button state.</text:p>
          </table:table-cell>
          <table:table-cell office:value-type="string">
            <text:p>autofocus</text:p>
          </table:table-cell>
          <table:table-cell office:value-type="string">
            <text:p>boolean</text:p>
            <text:p>Allows the author to indicate that a control is to be focused as soon as the page is loaded</text:p>
          </table:table-cell>
          <table:table-cell office:value-type="string">
            <text:p>disabled</text:p>
          </table:table-cell>
          <table:table-cell office:value-type="string">
            <text:p><text:s text:c="4"/>boolean</text:p>
            <text:p><text:s text:c="4"/>If present, make the control non-interactive and to prevent its value from being submitted. </text:p>
            <text:p/>
            <text:p/>
            <text:p/>
          </table:table-cell>
          <table:table-cell office:value-type="string">
            <text:p>form</text:p>
          </table:table-cell>
          <table:table-cell office:value-type="string">
            <text:p>the ID of a form element in the element's owner</text:p>
            <text:p>Associate the button element with its form owner.</text:p>
            <text:p>By default, the button element is associated with its nearest ancestor form element.</text:p>
          </table:table-cell>
          <table:table-cell office:value-type="string">
            <text:p>name</text:p>
          </table:table-cell>
          <table:table-cell office:value-type="string">
            <text:p>unique name</text:p>
            <text:p>Represents the element's name. </text:p>
          </table:table-cell>
          <table:table-cell office:value-type="string">
            <text:p>value</text:p>
          </table:table-cell>
          <table:table-cell office:value-type="string">
            <text:p>element's value</text:p>
            <text:p>Gives the element's value for the purposes of form submission. </text:p>
          </table:table-cell>
          <table:table-cell table:number-columns-repeated="39"/>
        </table:table-row>
        <table:table-row table:style-name="ro14">
          <table:table-cell office:value-type="string">
            <text:p>select</text:p>
          </table:table-cell>
          <table:table-cell office:value-type="string">
            <text:p>true</text:p>
          </table:table-cell>
          <table:table-cell office:value-type="string">
            <text:p>The &lt;select&gt; element represents a control for selecting amongst a set of options.</text:p>
            <text:p>Point</text:p>
            <text:p/>
            <text:p><text:s text:c="4"/>The list of options for a select element consists of all the option element children of the select element, and all the option element children of all the optgroup element children of the select element, in tree order. </text:p>
          </table:table-cell>
          <table:table-cell office:value-type="string">
            <text:p>name</text:p>
          </table:table-cell>
          <table:table-cell office:value-type="string">
            <text:p>unique name</text:p>
            <text:p>Represents the element's name. </text:p>
          </table:table-cell>
          <table:table-cell office:value-type="string">
            <text:p>autofocus</text:p>
          </table:table-cell>
          <table:table-cell office:value-type="string">
            <text:p>boolean</text:p>
            <text:p>Allows the author to indicate that a control is to be focused as soon as the page is loaded </text:p>
          </table:table-cell>
          <table:table-cell office:value-type="string">
            <text:p>disabled</text:p>
          </table:table-cell>
          <table:table-cell office:value-type="string">
            <text:p>boolean</text:p>
            <text:p>If present, make the control non-interactive and to prevent its value from being submitted.</text:p>
          </table:table-cell>
          <table:table-cell office:value-type="string">
            <text:p>form</text:p>
          </table:table-cell>
          <table:table-cell office:value-type="string">
            <text:p>the ID of a form element in the element's owner</text:p>
            <text:p>Associate the select element with its form owner.</text:p>
            <text:p>By default, the select element is associated with its nearest ancestor form element. </text:p>
          </table:table-cell>
          <table:table-cell office:value-type="string">
            <text:p>multiple</text:p>
          </table:table-cell>
          <table:table-cell office:value-type="string">
            <text:p>boolean</text:p>
            <text:p>If the attribute is present, then the select element represents a control for selecting zero or more options from the list of options.</text:p>
          </table:table-cell>
          <table:table-cell office:value-type="string">
            <text:p>required</text:p>
          </table:table-cell>
          <table:table-cell office:value-type="string">
            <text:p>boolean</text:p>
            <text:p>When specified, the user will be required to select a value before submitting the form. </text:p>
          </table:table-cell>
          <table:table-cell office:value-type="string">
            <text:p>size</text:p>
          </table:table-cell>
          <table:table-cell office:value-type="string">
            <text:p>valid non-negative intege</text:p>
            <text:p>Gives the number of options to show to the user.</text:p>
            <text:p>If the multiple attribute is present, then the size attribute's default value is 4. If the multiple attribute is absent, then the size attribute's default value is 1. </text:p>
          </table:table-cell>
          <table:table-cell table:number-columns-repeated="37"/>
        </table:table-row>
        <table:table-row table:style-name="ro15">
          <table:table-cell office:value-type="string">
            <text:p>datalist</text:p>
          </table:table-cell>
          <table:table-cell office:value-type="string">
            <text:p>true</text:p>
          </table:table-cell>
          <table:table-cell office:value-type="string">
            <text:p>The &lt;datalist&gt; element represents the list that represent predefined options for other controls.</text:p>
            <text:p>Point</text:p>
            <text:p/>
            <text:p><text:s text:c="4"/>The value of an option element in a datalist element represent a suggestion. </text:p>
            <text:p/>
            <text:p/>
            <text:p><text:s text:c="4"/>The datalist element is hooked up to an input element using the list attribute on the input element.</text:p>
          </table:table-cell>
          <table:table-cell table:number-columns-repeated="51"/>
        </table:table-row>
        <table:table-row table:style-name="ro11">
          <table:table-cell office:value-type="string">
            <text:p>optgroup</text:p>
          </table:table-cell>
          <table:table-cell office:value-type="string">
            <text:p>true</text:p>
          </table:table-cell>
          <table:table-cell office:value-type="string">
            <text:p>The &lt;optgroup&gt; element represents a group of option elements with a common label.</text:p>
            <text:p>Point</text:p>
            <text:p/>
            <text:p><text:s text:c="4"/>The label attribute must be specified.</text:p>
          </table:table-cell>
          <table:table-cell office:value-type="string">
            <text:p>disabled</text:p>
          </table:table-cell>
          <table:table-cell office:value-type="string">
            <text:p><text:s text:c="4"/>boolean</text:p>
            <text:p><text:s text:c="4"/>if present, disable a group of option elements together. </text:p>
            <text:p/>
            <text:p/>
            <text:p/>
          </table:table-cell>
          <table:table-cell office:value-type="string">
            <text:p>label</text:p>
          </table:table-cell>
          <table:table-cell office:value-type="string">
            <text:p>string</text:p>
            <text:p>Its value gives the name of the group, for the purposes of the user interface. </text:p>
          </table:table-cell>
          <table:table-cell table:number-columns-repeated="47"/>
        </table:table-row>
        <table:table-row table:style-name="ro5">
          <table:table-cell office:value-type="string">
            <text:p>option</text:p>
          </table:table-cell>
          <table:table-cell office:value-type="string">
            <text:p>false</text:p>
          </table:table-cell>
          <table:table-cell office:value-type="string">
            <text:p>The &lt;option&gt; element represents an option in a select element or as part of a list of suggestions in a datalist element. </text:p>
          </table:table-cell>
          <table:table-cell office:value-type="string">
            <text:p>disabled</text:p>
          </table:table-cell>
          <table:table-cell office:value-type="string">
            <text:p>boolean</text:p>
            <text:p>if present, disable a option. </text:p>
          </table:table-cell>
          <table:table-cell office:value-type="string">
            <text:p>label</text:p>
          </table:table-cell>
          <table:table-cell office:value-type="string">
            <text:p>string</text:p>
            <text:p>Provides a label for element.</text:p>
            <text:p>If there isn't, the label of an option element is the textContent of the element. </text:p>
          </table:table-cell>
          <table:table-cell office:value-type="string">
            <text:p>value</text:p>
          </table:table-cell>
          <table:table-cell office:value-type="string">
            <text:p>string</text:p>
            <text:p>Provides a value for element.</text:p>
            <text:p>If there isn't, the value of an option element is the textContent of the element. </text:p>
          </table:table-cell>
          <table:table-cell office:value-type="string">
            <text:p>selected</text:p>
          </table:table-cell>
          <table:table-cell office:value-type="string">
            <text:p>boolean</text:p>
            <text:p>Represents the default selectedness of the element.</text:p>
          </table:table-cell>
          <table:table-cell table:number-columns-repeated="43"/>
        </table:table-row>
        <table:table-row table:style-name="ro15">
          <table:table-cell office:value-type="string">
            <text:p>textarea</text:p>
          </table:table-cell>
          <table:table-cell office:value-type="string">
            <text:p>true</text:p>
          </table:table-cell>
          <table:table-cell office:value-type="string">
            <text:p>The &lt;textarea&gt; element represents a multiline plain text edit control for the element's raw value. </text:p>
          </table:table-cell>
          <table:table-cell office:value-type="string">
            <text:p>name</text:p>
          </table:table-cell>
          <table:table-cell office:value-type="string">
            <text:p>unique name</text:p>
            <text:p>Represents the element's name. </text:p>
          </table:table-cell>
          <table:table-cell office:value-type="string">
            <text:p>autofocus</text:p>
          </table:table-cell>
          <table:table-cell office:value-type="string">
            <text:p>boolean</text:p>
            <text:p>Allows the author to indicate that a control is to be focused as soon as the page is loaded </text:p>
          </table:table-cell>
          <table:table-cell office:value-type="string">
            <text:p>cols</text:p>
          </table:table-cell>
          <table:table-cell office:value-type="string">
            <text:p>valid non-negative integer</text:p>
            <text:p>specifies the expected maximum number of characters per line. by defult, it is 20.</text:p>
          </table:table-cell>
          <table:table-cell office:value-type="string">
            <text:p>rows</text:p>
          </table:table-cell>
          <table:table-cell office:value-type="string">
            <text:p>valid non-negative integer</text:p>
            <text:p>Specifies the number of lines to show. by defult, it is 2. </text:p>
          </table:table-cell>
          <table:table-cell office:value-type="string">
            <text:p>disabled</text:p>
          </table:table-cell>
          <table:table-cell office:value-type="string">
            <text:p>boolean</text:p>
            <text:p>If present, make the control non-interactive and to prevent its value from being submitted. </text:p>
          </table:table-cell>
          <table:table-cell office:value-type="string">
            <text:p>form</text:p>
          </table:table-cell>
          <table:table-cell office:value-type="string">
            <text:p>the ID of a form element in the element's owner</text:p>
            <text:p>Associate the textarea element with its form owner.</text:p>
            <text:p>By default, the textarea element is associated with its nearest ancestor form element. </text:p>
          </table:table-cell>
          <table:table-cell office:value-type="string">
            <text:p>placeholder</text:p>
          </table:table-cell>
          <table:table-cell office:value-type="string">
            <text:p><text:s text:c="4"/>sample value or a brief description of the expected format</text:p>
            <text:p><text:s text:c="4"/>Represents a hint (a word or short phrase) intended to aid the user with data entry.</text:p>
            <text:p><text:s text:c="4"/>The placeholder attribute should not be used as an alternative to a label. </text:p>
            <text:p/>
            <text:p/>
            <text:p/>
          </table:table-cell>
          <table:table-cell office:value-type="string">
            <text:p>readonly</text:p>
          </table:table-cell>
          <table:table-cell office:value-type="string">
            <text:p>boolean</text:p>
            <text:p>Control whether the text can be edited by the user or not. </text:p>
          </table:table-cell>
          <table:table-cell office:value-type="string">
            <text:p>required</text:p>
          </table:table-cell>
          <table:table-cell office:value-type="string">
            <text:p>boolean</text:p>
            <text:p>When specified, the user will be required to enter a value before submitting the form. </text:p>
          </table:table-cell>
          <table:table-cell office:value-type="string">
            <text:p>wrap</text:p>
          </table:table-cell>
          <table:table-cell office:value-type="string">
            <text:p>soft/ hard</text:p>
            <text:p/>
            <text:p><text:s text:c="4"/>soft</text:p>
            <text:p><text:s text:c="4"/>The Soft state indicates that the text in the textarea is not to be wrapped when it is submitted (though it can still be wrapped in the rendering).</text:p>
            <text:p><text:s text:c="4"/>hard</text:p>
            <text:p><text:s text:c="4"/>The Hard state indicates that the text in the textarea is to have newlines added by the user agent so that the text is wrapped when it is submitted.</text:p>
            <text:p><text:s text:c="4"/>If the element's wrap attribute is in the Hard state, the cols attribute must be specified. </text:p>
          </table:table-cell>
          <table:table-cell table:number-columns-repeated="31"/>
        </table:table-row>
        <table:table-row table:style-name="ro15">
          <table:table-cell office:value-type="string">
            <text:p>keygen</text:p>
          </table:table-cell>
          <table:table-cell office:value-type="string">
            <text:p>false</text:p>
          </table:table-cell>
          <table:table-cell office:value-type="string">
            <text:p>The &lt;keygen&gt; element represents a key pair generator control.</text:p>
            <text:p>Point</text:p>
            <text:p/>
            <text:p><text:s text:c="4"/>When the control's form is submitted, the private key is stored in the local keystore, and the public key is packaged and sent to the server. </text:p>
            <text:p/>
            <text:p/>
            <text:p/>
          </table:table-cell>
          <table:table-cell office:value-type="string">
            <text:p>name</text:p>
          </table:table-cell>
          <table:table-cell office:value-type="string">
            <text:p>unique name</text:p>
            <text:p>Represents the element's name. </text:p>
          </table:table-cell>
          <table:table-cell office:value-type="string">
            <text:p>autofocus</text:p>
          </table:table-cell>
          <table:table-cell office:value-type="string">
            <text:p><text:s text:c="4"/>boolean</text:p>
            <text:p><text:s text:c="4"/>Allows the author to indicate that a control is to be focused as soon as the page is loaded </text:p>
            <text:p/>
            <text:p/>
            <text:p/>
          </table:table-cell>
          <table:table-cell office:value-type="string">
            <text:p>challenge</text:p>
          </table:table-cell>
          <table:table-cell office:value-type="string">
            <text:p>string</text:p>
            <text:p>A challenge string that is submitted along with the public key.</text:p>
          </table:table-cell>
          <table:table-cell office:value-type="string">
            <text:p>disabled</text:p>
          </table:table-cell>
          <table:table-cell office:value-type="string">
            <text:p>boolean</text:p>
            <text:p>If present, make the control non-interactive and to prevent its value from being submitted. </text:p>
          </table:table-cell>
          <table:table-cell office:value-type="string">
            <text:p>form</text:p>
          </table:table-cell>
          <table:table-cell office:value-type="string">
            <text:p><text:s text:c="4"/>the ID of a form element in the element's owner</text:p>
            <text:p><text:s text:c="4"/>Associate the keygen element with its form owner.</text:p>
            <text:p><text:s text:c="4"/>By default, the keygen element is associated with its nearest ancestor form element. </text:p>
            <text:p/>
            <text:p/>
            <text:p/>
          </table:table-cell>
          <table:table-cell office:value-type="string">
            <text:p>keytype</text:p>
          </table:table-cell>
          <table:table-cell office:value-type="string">
            <text:p>rsa</text:p>
            <text:p>The type of key generated. </text:p>
          </table:table-cell>
          <table:table-cell table:number-columns-repeated="39"/>
        </table:table-row>
        <table:table-row table:style-name="ro5">
          <table:table-cell office:value-type="string">
            <text:p>output</text:p>
          </table:table-cell>
          <table:table-cell office:value-type="string">
            <text:p>false</text:p>
          </table:table-cell>
          <table:table-cell office:value-type="string">
            <text:p>The &lt;output&gt; element represents the result of a calculation. </text:p>
          </table:table-cell>
          <table:table-cell office:value-type="string">
            <text:p>name</text:p>
          </table:table-cell>
          <table:table-cell office:value-type="string">
            <text:p>unique name</text:p>
            <text:p>Represents the element's name. </text:p>
          </table:table-cell>
          <table:table-cell office:value-type="string">
            <text:p>for</text:p>
          </table:table-cell>
          <table:table-cell office:value-type="string">
            <text:p>unordered set of unique space-separated tokens</text:p>
            <text:p>Allows an explicit relationship to be made between the result of a calculation and the elements that represent the values that went into the calculation or that otherwise influenced the calculation.</text:p>
            <text:p>This attribute must have the value of an ID of an element in the same Document.</text:p>
          </table:table-cell>
          <table:table-cell office:value-type="string">
            <text:p>form</text:p>
          </table:table-cell>
          <table:table-cell office:value-type="string">
            <text:p>the ID of a form element in the element's owner</text:p>
            <text:p>Associate the output element with its form owner.</text:p>
            <text:p>By default, the output element is associated with its nearest ancestor form element. </text:p>
          </table:table-cell>
          <table:table-cell table:number-columns-repeated="45"/>
        </table:table-row>
        <table:table-row table:style-name="ro15">
          <table:table-cell office:value-type="string">
            <text:p>progress</text:p>
          </table:table-cell>
          <table:table-cell office:value-type="string">
            <text:p>true</text:p>
          </table:table-cell>
          <table:table-cell office:value-type="string">
            <text:p>The &lt;progress&gt; element represents the completion progress of a task.</text:p>
            <text:p>Point</text:p>
            <text:p/>
            <text:p><text:s text:c="4"/>the progress is a number in the range zero to a maximum, giving the fraction of work that has so far been completed. </text:p>
            <text:p/>
            <text:p/>
            <text:p><text:s text:c="4"/>The progress element is the wrong element to use for something that is just a gauge, as opposed to task progress. For instance, indicating disk space usage using progress would be inappropriate. Instead, the meter element is available for such use cases.</text:p>
          </table:table-cell>
          <table:table-cell office:value-type="string">
            <text:p>value</text:p>
          </table:table-cell>
          <table:table-cell office:value-type="string">
            <text:p>valid floating point numbers</text:p>
            <text:p>Specifies how much of the task has been completed.</text:p>
            <text:p>This attribute must have a value equal to or greater than zero, and less than or equal to the value of the max attribute. If the mux attribute is not present, the value attribute must have a value less than 1.0. </text:p>
          </table:table-cell>
          <table:table-cell office:value-type="string">
            <text:p>max</text:p>
          </table:table-cell>
          <table:table-cell office:value-type="string">
            <text:p>valid floating point numbers</text:p>
            <text:p>Specifies how much work the task requires in total.</text:p>
            <text:p>This attribute must have a value greater than zero. </text:p>
          </table:table-cell>
          <table:table-cell office:value-type="string">
            <text:p>form</text:p>
          </table:table-cell>
          <table:table-cell office:value-type="string">
            <text:p><text:s text:c="4"/>the ID of a form element in the element's owner</text:p>
            <text:p><text:s text:c="4"/>Associate the progress element with its form owner.</text:p>
            <text:p><text:s text:c="4"/>By default, the progress element is associated with its nearest ancestor form element. </text:p>
            <text:p/>
            <text:p/>
            <text:p/>
          </table:table-cell>
          <table:table-cell table:number-columns-repeated="45"/>
        </table:table-row>
        <table:table-row table:style-name="ro19">
          <table:table-cell office:value-type="string">
            <text:p>meter</text:p>
          </table:table-cell>
          <table:table-cell office:value-type="string">
            <text:p>true</text:p>
          </table:table-cell>
          <table:table-cell office:value-type="string">
            <text:p>The &lt;meter&gt; element represents a scalar measurement within a known range, or a fractional value.</text:p>
            <text:p>Point</text:p>
            <text:p/>
            <text:p><text:s text:c="4"/>Example of meter:</text:p>
            <text:p><text:s text:c="8"/>disk usage</text:p>
            <text:p><text:s text:c="8"/>relevance of a query result</text:p>
            <text:p><text:s text:c="8"/>fraction of a voting population to have selected a particular candidate ... </text:p>
            <text:p/>
            <text:p/>
            <text:p><text:s text:c="4"/>The meter element should not be used to indicate progress (as in a progress bar). For that role, HTML provides a separate progress element. </text:p>
            <text:p/>
            <text:p/>
            <text:p><text:s text:c="4"/>The meter element also does not represent a scalar value of arbitrary range — for example, it would be wrong to use this to report a weight, or height, unless there is a known maximum value.</text:p>
            <text:p/>
            <text:p/>
            <text:p><text:s text:c="4"/>Authors are encouraged to include a textual representation of the gauge's state in the element's contents, for users of user agents that do not support the meter element. </text:p>
          </table:table-cell>
          <table:table-cell office:value-type="string">
            <text:p>value</text:p>
          </table:table-cell>
          <table:table-cell office:value-type="string">
            <text:p>valid floating point numbers</text:p>
            <text:p>Specifies the value to have the gauge indicate as the "measured" value.</text:p>
            <text:p>The value attribute must be specified. </text:p>
          </table:table-cell>
          <table:table-cell office:value-type="string">
            <text:p>min</text:p>
          </table:table-cell>
          <table:table-cell office:value-type="string">
            <text:p>valid floating point numbers</text:p>
            <text:p>Specifies the lower bound of the range. </text:p>
          </table:table-cell>
          <table:table-cell office:value-type="string">
            <text:p>max</text:p>
          </table:table-cell>
          <table:table-cell office:value-type="string">
            <text:p>valid floating point numbers</text:p>
            <text:p>Specifies the upper bound </text:p>
          </table:table-cell>
          <table:table-cell office:value-type="string">
            <text:p>low</text:p>
          </table:table-cell>
          <table:table-cell office:value-type="string">
            <text:p>valid floating point numbers</text:p>
            <text:p>Specifies the range that is considered to be the "low" part. </text:p>
          </table:table-cell>
          <table:table-cell office:value-type="string">
            <text:p>high</text:p>
          </table:table-cell>
          <table:table-cell office:value-type="string">
            <text:p><text:s text:c="4"/>valid floating point numbers</text:p>
            <text:p><text:s text:c="4"/>Specifies the range that is considered to be the "high" part. </text:p>
            <text:p/>
            <text:p/>
            <text:p/>
          </table:table-cell>
          <table:table-cell office:value-type="string">
            <text:p>optimum</text:p>
          </table:table-cell>
          <table:table-cell office:value-type="string">
            <text:p><text:s text:c="4"/>valid floating point numbers</text:p>
            <text:p><text:s text:c="4"/>Gives the position that is "optimum":</text:p>
            <text:p><text:s text:c="8"/>If that is higher than the "high" value then this indicates that the higher the value, the better</text:p>
            <text:p><text:s text:c="8"/>if it's lower than the "low" mark then it indicates that lower values are better</text:p>
            <text:p><text:s text:c="8"/>if it is in between then it indicates that neither high nor low values are good. </text:p>
            <text:p/>
            <text:p/>
            <text:p/>
          </table:table-cell>
          <table:table-cell office:value-type="string">
            <text:p>form</text:p>
          </table:table-cell>
          <table:table-cell office:value-type="string">
            <text:p><text:s text:c="4"/>the ID of a form element in the element's owner</text:p>
            <text:p><text:s text:c="4"/>Associate the meter element with its form owner.</text:p>
            <text:p><text:s text:c="4"/>By default, the meter element is associated with its nearest ancestor form element. </text:p>
            <text:p/>
            <text:p/>
            <text:p/>
          </table:table-cell>
          <table:table-cell table:number-columns-repeated="37"/>
        </table:table-row>
        <table:table-row table:style-name="ro11">
          <table:table-cell office:value-type="string">
            <text:p>details</text:p>
          </table:table-cell>
          <table:table-cell office:value-type="string">
            <text:p>true</text:p>
          </table:table-cell>
          <table:table-cell office:value-type="string">
            <text:p>The &lt;details&gt; element represents a disclosure widget from which the user can obtain additional information or controls.</text:p>
            <text:p>Point</text:p>
            <text:p/>
            <text:p><text:s text:c="4"/>The details element include a summary element followed by flow content.</text:p>
            <text:p><text:s text:c="4"/>The summary element child of the element, if any, represents the summary or legend of the details. </text:p>
          </table:table-cell>
          <table:table-cell office:value-type="string">
            <text:p>open</text:p>
          </table:table-cell>
          <table:table-cell office:value-type="string">
            <text:p>boolean</text:p>
            <text:p>If present, it indicates that the details are to be shown to the user. If the attribute is absent, the details are not to be shown.</text:p>
          </table:table-cell>
          <table:table-cell table:number-columns-repeated="49"/>
        </table:table-row>
        <table:table-row table:style-name="ro21">
          <table:table-cell office:value-type="string">
            <text:p>summary</text:p>
          </table:table-cell>
          <table:table-cell office:value-type="string">
            <text:p>true</text:p>
          </table:table-cell>
          <table:table-cell office:value-type="string">
            <text:p>The &lt;summary&gt; element represents a summary, caption, or legend for the rest of the contents of the summary element's parent details element, if any. </text:p>
          </table:table-cell>
          <table:table-cell table:number-columns-repeated="51"/>
        </table:table-row>
        <table:table-row table:style-name="ro9">
          <table:table-cell office:value-type="string">
            <text:p>command</text:p>
          </table:table-cell>
          <table:table-cell office:value-type="string">
            <text:p>false</text:p>
          </table:table-cell>
          <table:table-cell office:value-type="string">
            <text:p>The &lt;command&gt; element represents a command that the user can invoke.</text:p>
            <text:p>Point</text:p>
            <text:p/>
            <text:p><text:s text:c="4"/>A command can be part of a context menu or toolbar, using the menu element, or can be put anywhere else in the page, to define a keyboard shortcut. </text:p>
          </table:table-cell>
          <table:table-cell office:value-type="string">
            <text:p>type</text:p>
          </table:table-cell>
          <table:table-cell office:value-type="string">
            <text:p>command/ checkbox/ radio</text:p>
            <text:p>Indicates the kind of command:</text:p>
            <text:p/>
            <text:p><text:s text:c="4"/>command</text:p>
            <text:p><text:s text:c="4"/>Normal command with an associated action.</text:p>
            <text:p><text:s text:c="4"/>checkbox</text:p>
            <text:p><text:s text:c="4"/>State or option that can be toggled.</text:p>
            <text:p><text:s text:c="4"/>radio</text:p>
            <text:p><text:s text:c="4"/>Selection of one item from a list of items. </text:p>
          </table:table-cell>
          <table:table-cell office:value-type="string">
            <text:p>label</text:p>
          </table:table-cell>
          <table:table-cell office:value-type="string">
            <text:p>string</text:p>
            <text:p>Gives the name of the command, as shown to the user.</text:p>
            <text:p>The label attribute must be specified and must have a value that is not the empty string. </text:p>
          </table:table-cell>
          <table:table-cell office:value-type="string">
            <text:p>icon</text:p>
          </table:table-cell>
          <table:table-cell office:value-type="string">
            <text:p>valid non-empty URL potentially</text:p>
            <text:p>Gives a picture that represents the command. </text:p>
          </table:table-cell>
          <table:table-cell office:value-type="string">
            <text:p>disabled</text:p>
          </table:table-cell>
          <table:table-cell office:value-type="string">
            <text:p>boolean</text:p>
            <text:p>If present, indicates that the command is not available in the current state. </text:p>
          </table:table-cell>
          <table:table-cell office:value-type="string">
            <text:p>checked</text:p>
          </table:table-cell>
          <table:table-cell office:value-type="string">
            <text:p><text:s text:c="4"/>boolean</text:p>
            <text:p><text:s text:c="4"/>If present, indicates that the command is selected.</text:p>
            <text:p><text:s text:c="4"/>The attribute must be omitted unless the type attribute is in either the Checkbox state or the Radio state. </text:p>
            <text:p/>
            <text:p/>
            <text:p/>
          </table:table-cell>
          <table:table-cell office:value-type="string">
            <text:p>radiogroup</text:p>
          </table:table-cell>
          <table:table-cell office:value-type="string">
            <text:p>string</text:p>
            <text:p>Gives the name of the group of commands that will be toggled when the command itself is toggled, for commands whose type attribute has the value "radio". </text:p>
          </table:table-cell>
          <table:table-cell table:number-columns-repeated="39"/>
        </table:table-row>
        <table:table-row table:style-name="ro9">
          <table:table-cell office:value-type="string">
            <text:p>menu</text:p>
          </table:table-cell>
          <table:table-cell office:value-type="string">
            <text:p>true</text:p>
          </table:table-cell>
          <table:table-cell office:value-type="string">
            <text:p>The &lt;menu&gt; element represents a list of commands. </text:p>
          </table:table-cell>
          <table:table-cell office:value-type="string">
            <text:p>type</text:p>
          </table:table-cell>
          <table:table-cell office:value-type="string">
            <text:p>context/ toolbar/ list</text:p>
            <text:p>Indicates the kind of menu being declared:</text:p>
            <text:p/>
            <text:p><text:s text:c="4"/>context</text:p>
            <text:p><text:s text:c="4"/>the commands of a context menu, and the user can only interact with the commands if that context menu is activated.</text:p>
            <text:p><text:s text:c="4"/>toolbar</text:p>
            <text:p><text:s text:c="4"/>A list of active commands that the user can immediately interact with.</text:p>
            <text:p><text:s text:c="4"/>list</text:p>
            <text:p><text:s text:c="4"/>an unordered list of items (each represented by an li element), each of which represents a command that the user can perform or activate, or, if the element has no li element children, flow content describing available commands. </text:p>
          </table:table-cell>
          <table:table-cell office:value-type="string">
            <text:p>label</text:p>
          </table:table-cell>
          <table:table-cell office:value-type="string">
            <text:p>string</text:p>
            <text:p>Gives the label of the menu. </text:p>
          </table:table-cell>
          <table:table-cell table:number-columns-repeated="47"/>
        </table:table-row>
        <table:table-row table:style-name="ro1" table:number-rows-repeated="1048481">
          <table:table-cell table:number-columns-repeated="54"/>
        </table:table-row>
        <table:table-row table:style-name="ro1">
          <table:table-cell table:number-columns-repeated="5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2">00/00/0000</text:date>, <text:time style:data-style-name="N2" text:time-value="0000-00-00T09:46: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2T09:59:34</dc:date>
    <dc:creator>David Negrier</dc:creator>
    <meta:generator>LibreOffice/4.0.2.2$Linux_X86_64 LibreOffice_project/400m0$Build-2</meta:generator>
    <meta:editing-duration>PT13M45S</meta:editing-duration>
    <meta:editing-cycles>5</meta:editing-cycles>
    <meta:document-statistic meta:table-count="1" meta:cell-count="663" meta:object-count="0"/>
  </office:meta>
</office:document-meta>
</file>